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PreformattedText" style:master-page-name="MP0" style:family="paragraph">
      <style:paragraph-properties fo:break-before="page" fo:text-align="justify"/>
      <style:text-properties style:font-name="Calibri" style:font-name-complex="Calibri" fo:font-weight="bold" style:font-weight-asian="bold" style:font-weight-complex="bold" fo:font-size="14pt" style:font-size-asian="14pt" style:font-size-complex="14pt" fo:language="de" fo:country="CH"/>
    </style:style>
    <style:style style:name="P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4" style:parent-style-name="PreformattedText" style:family="paragraph">
      <style:paragraph-properties fo:text-align="justify"/>
      <style:text-properties style:font-name="Calibri" style:font-name-complex="Calibri" fo:font-weight="bold" style:font-weight-asian="bold" style:font-weight-complex="bold" fo:font-size="11pt" style:font-size-asian="11pt" style:font-size-complex="11pt" fo:language="de" fo:country="CH"/>
    </style:style>
    <style:style style:name="P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 style:parent-style-name="PreformattedText" style:family="paragraph">
      <style:paragraph-properties fo:text-align="justify"/>
      <style:text-properties style:font-name="Calibri" style:font-name-complex="Calibri" fo:font-weight="bold" style:font-weight-asian="bold" style:font-weight-complex="bold" fo:font-size="11pt" style:font-size-asian="11pt" style:font-size-complex="11pt" fo:language="de" fo:country="CH"/>
    </style:style>
    <style:style style:name="P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0" style:parent-style-name="PreformattedText" style:family="paragraph">
      <style:paragraph-properties fo:text-align="justify"/>
      <style:text-properties style:font-name="Helvetica" fo:font-weight="bold" style:font-weight-asian="bold" style:font-weight-complex="bold" fo:color="#252525" fo:background-color="#FFFFFF" fo:language="de" fo:country="CH"/>
    </style:style>
    <style:style style:name="P11" style:parent-style-name="PreformattedText" style:family="paragraph">
      <style:paragraph-properties fo:text-align="justify"/>
      <style:text-properties style:font-name="Helvetica" fo:color="#252525" fo:background-color="#FFFFFF" fo:language="de" fo:country="CH"/>
    </style:style>
    <style:style style:name="P12" style:parent-style-name="PreformattedText" style:family="paragraph">
      <style:paragraph-properties fo:text-align="justify"/>
      <style:text-properties style:font-name="Helvetica" fo:color="#252525" fo:background-color="#FFFFFF" fo:language="de" fo:country="CH"/>
    </style:style>
    <style:style style:name="P13" style:parent-style-name="PreformattedText" style:family="paragraph">
      <style:paragraph-properties fo:text-align="justify"/>
      <style:text-properties style:font-name="Helvetica" fo:font-weight="bold" style:font-weight-asian="bold" style:font-weight-complex="bold" fo:color="#252525" fo:background-color="#FFFFFF"/>
    </style:style>
    <style:style style:name="P14" style:parent-style-name="PreformattedText" style:family="paragraph">
      <style:paragraph-properties fo:text-align="justify"/>
      <style:text-properties style:font-name="Helvetica" fo:color="#252525" fo:background-color="#FFFFFF" fo:language="de" fo:country="CH"/>
    </style:style>
    <style:style style:name="P15" style:parent-style-name="PreformattedText" style:family="paragraph">
      <style:paragraph-properties fo:text-align="justify"/>
      <style:text-properties style:font-name="Helvetica" fo:color="#252525" fo:background-color="#FFFFFF" fo:language="de" fo:country="CH"/>
    </style:style>
    <style:style style:name="P16" style:parent-style-name="PreformattedText" style:family="paragraph">
      <style:paragraph-properties fo:text-align="justify"/>
      <style:text-properties style:font-name="Helvetica" fo:font-weight="bold" style:font-weight-asian="bold" style:font-weight-complex="bold" fo:color="#252525" fo:background-color="#FFFFFF" fo:language="de" fo:country="CH"/>
    </style:style>
    <style:style style:name="P17" style:parent-style-name="PreformattedText" style:family="paragraph">
      <style:paragraph-properties fo:text-align="justify"/>
      <style:text-properties style:font-name="Helvetica" fo:color="#252525" fo:background-color="#FFFFFF" fo:language="de" fo:country="CH"/>
    </style:style>
    <style:style style:name="P18" style:parent-style-name="PreformattedText" style:family="paragraph">
      <style:paragraph-properties fo:text-align="justify"/>
      <style:text-properties style:font-name="Helvetica" fo:color="#252525" fo:background-color="#FFFFFF" fo:language="de" fo:country="CH"/>
    </style:style>
    <style:style style:name="P19" style:parent-style-name="PreformattedText" style:family="paragraph">
      <style:paragraph-properties fo:text-align="justify"/>
      <style:text-properties style:font-name="Helvetica" fo:font-weight="bold" style:font-weight-asian="bold" style:font-weight-complex="bold" fo:color="#252525" fo:background-color="#FFFFFF" fo:language="de" fo:country="CH"/>
    </style:style>
    <style:style style:name="P20" style:parent-style-name="PreformattedText" style:family="paragraph">
      <style:paragraph-properties fo:text-align="justify"/>
      <style:text-properties style:font-name="Helvetica" fo:color="#252525" fo:background-color="#FFFFFF" fo:language="de" fo:country="CH"/>
    </style:style>
    <style:style style:name="P21" style:parent-style-name="PreformattedText" style:family="paragraph">
      <style:paragraph-properties fo:text-align="justify"/>
      <style:text-properties style:font-name="Helvetica" fo:color="#252525" fo:background-color="#FFFFFF" fo:language="de" fo:country="CH"/>
    </style:style>
    <style:style style:name="P22" style:parent-style-name="PreformattedText" style:family="paragraph">
      <style:paragraph-properties fo:text-align="justify"/>
      <style:text-properties style:font-name="Helvetica" fo:font-weight="bold" style:font-weight-asian="bold" style:font-weight-complex="bold" fo:color="#252525" fo:background-color="#FFFFFF" fo:language="de" fo:country="CH"/>
    </style:style>
    <style:style style:name="P23" style:parent-style-name="PreformattedText" style:family="paragraph">
      <style:paragraph-properties fo:text-align="justify"/>
    </style:style>
    <style:style style:name="T24" style:parent-style-name="Absatz-Standardschriftart" style:family="text">
      <style:text-properties style:font-name="Helvetica" fo:color="#252525" fo:background-color="#FFFFFF" fo:language="de" fo:country="CH"/>
    </style:style>
    <style:style style:name="T25" style:parent-style-name="Absatz-Standardschriftart" style:family="text">
      <style:text-properties style:font-name="Helvetica" fo:color="#252525" fo:background-color="#FFFFFF" fo:language="de" fo:country="CH"/>
    </style:style>
    <style:style style:name="T26" style:parent-style-name="Absatz-Standardschriftart" style:family="text">
      <style:text-properties style:font-name="Calibri" style:font-name-complex="Calibri" fo:font-size="11pt" style:font-size-asian="11pt" style:font-size-complex="11pt" fo:language="de" fo:country="CH"/>
    </style:style>
    <style:style style:name="P27" style:parent-style-name="PreformattedText" style:family="paragraph">
      <style:paragraph-properties fo:text-align="justify"/>
      <style:text-properties style:font-name="Helvetica" fo:color="#252525" fo:background-color="#FFFFFF" fo:language="de" fo:country="CH"/>
    </style:style>
    <style:style style:name="P2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9" style:parent-style-name="PreformattedText" style:family="paragraph">
      <style:paragraph-properties fo:text-align="justify"/>
    </style:style>
    <style:style style:name="T30" style:parent-style-name="Absatz-Standardschriftart" style:family="text">
      <style:text-properties style:font-name="Calibri" style:font-name-complex="Calibri" fo:font-weight="bold" style:font-weight-asian="bold" fo:font-size="14pt" style:font-size-asian="14pt" style:font-size-complex="14pt" fo:language="de" fo:country="CH"/>
    </style:style>
    <style:style style:name="P31"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3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3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4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4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42"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43" style:parent-style-name="PreformattedText" style:family="paragraph">
      <style:paragraph-properties fo:text-align="justify"/>
    </style:style>
    <style:style style:name="T44" style:parent-style-name="Absatz-Standardschriftart" style:family="text">
      <style:text-properties style:font-name="Calibri" style:font-name-complex="Calibri" fo:font-size="11pt" style:font-size-asian="11pt" style:font-size-complex="11pt" fo:language="de" fo:country="CH"/>
    </style:style>
    <style:style style:name="T45" style:parent-style-name="Hyperlink" style:family="text">
      <style:text-properties style:font-name="Calibri" style:font-name-complex="Calibri" fo:font-size="11pt" style:font-size-asian="11pt" style:font-size-complex="11pt" fo:language="de" fo:country="CH"/>
    </style:style>
    <style:style style:name="T46" style:parent-style-name="Absatz-Standardschriftart" style:family="text">
      <style:text-properties style:font-name="Calibri" style:font-name-complex="Calibri" fo:font-size="11pt" style:font-size-asian="11pt" style:font-size-complex="11pt" fo:language="de" fo:country="CH"/>
    </style:style>
    <style:style style:name="P47" style:parent-style-name="PreformattedText" style:family="paragraph">
      <style:paragraph-properties fo:text-align="justify"/>
    </style:style>
    <style:style style:name="T48" style:parent-style-name="Absatz-Standardschriftart" style:family="text">
      <style:text-properties style:font-name="Calibri" style:font-name-complex="Calibri" fo:font-size="11pt" style:font-size-asian="11pt" style:font-size-complex="11pt" fo:language="de" fo:country="CH"/>
    </style:style>
    <style:style style:name="T49" style:parent-style-name="Hyperlink" style:family="text">
      <style:text-properties style:font-name="Calibri" style:font-name-complex="Calibri" fo:font-size="11pt" style:font-size-asian="11pt" style:font-size-complex="11pt" fo:language="de" fo:country="CH"/>
    </style:style>
    <style:style style:name="T50" style:parent-style-name="Absatz-Standardschriftart" style:family="text">
      <style:text-properties style:font-name="Calibri" style:font-name-complex="Calibri" fo:font-size="11pt" style:font-size-asian="11pt" style:font-size-complex="11pt" fo:language="de" fo:country="CH"/>
    </style:style>
    <style:style style:name="P51" style:parent-style-name="PreformattedText" style:family="paragraph">
      <style:paragraph-properties fo:text-align="justify"/>
      <style:text-properties style:font-name="Calibri" style:font-name-complex="Calibri" fo:font-weight="bold" style:font-weight-asian="bold" style:font-weight-complex="bold" fo:font-size="14pt" style:font-size-asian="14pt" style:font-size-complex="14pt" fo:language="de" fo:country="CH"/>
    </style:style>
    <style:style style:name="P52" style:parent-style-name="PreformattedText" style:family="paragraph">
      <style:paragraph-properties fo:text-align="justify"/>
      <style:text-properties style:font-name="Calibri" style:font-name-complex="Calibri" fo:font-weight="bold" style:font-weight-asian="bold" style:font-weight-complex="bold" fo:font-size="14pt" style:font-size-asian="14pt" style:font-size-complex="14pt" fo:language="de" fo:country="CH"/>
    </style:style>
    <style:style style:name="P53"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5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5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56" style:parent-style-name="PreformattedText" style:family="paragraph">
      <style:paragraph-properties fo:text-align="justify"/>
      <style:text-properties style:font-name="Calibri" style:font-name-complex="Calibri" fo:font-weight="bold" style:font-weight-asian="bold" style:font-weight-complex="bold" fo:font-size="11pt" style:font-size-asian="11pt" style:font-size-complex="11pt" fo:language="de" fo:country="CH"/>
    </style:style>
    <style:style style:name="P5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5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5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6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76"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77"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78" style:parent-style-name="PreformattedText" style:family="paragraph">
      <style:paragraph-properties fo:text-align="justify"/>
    </style:style>
    <style:style style:name="T79" style:parent-style-name="Absatz-Standardschriftart" style:family="text">
      <style:text-properties style:font-name="Calibri" style:font-name-complex="Calibri" fo:font-size="11pt" style:font-size-asian="11pt" style:font-size-complex="11pt" fo:language="de" fo:country="CH"/>
    </style:style>
    <style:style style:name="T80" style:parent-style-name="Absatz-Standardschriftart" style:family="text">
      <style:text-properties style:font-name="Calibri" style:font-name-complex="Calibri" fo:font-size="11pt" style:font-size-asian="11pt" style:font-size-complex="11pt" fo:language="de" fo:country="CH"/>
    </style:style>
    <style:style style:name="T81"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82" style:parent-style-name="Absatz-Standardschriftart" style:family="text">
      <style:text-properties style:font-name="Calibri" style:font-name-complex="Calibri" fo:font-size="11pt" style:font-size-asian="11pt" style:font-size-complex="11pt" fo:language="de" fo:country="CH"/>
    </style:style>
    <style:style style:name="T83"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84" style:parent-style-name="Absatz-Standardschriftart" style:family="text">
      <style:text-properties style:font-name="Calibri" style:font-name-complex="Calibri" fo:font-size="11pt" style:font-size-asian="11pt" style:font-size-complex="11pt" fo:language="de" fo:country="CH"/>
    </style:style>
    <style:style style:name="T85"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86" style:parent-style-name="Absatz-Standardschriftart" style:family="text">
      <style:text-properties style:font-name="Calibri" style:font-name-complex="Calibri" fo:font-size="11pt" style:font-size-asian="11pt" style:font-size-complex="11pt" fo:language="de" fo:country="CH"/>
    </style:style>
    <style:style style:name="T87" style:parent-style-name="Absatz-Standardschriftart" style:family="text">
      <style:text-properties style:font-name="Calibri" style:font-name-complex="Calibri" fo:font-size="11pt" style:font-size-asian="11pt" style:font-size-complex="11pt" fo:language="de" fo:country="CH"/>
    </style:style>
    <style:style style:name="T88"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89" style:parent-style-name="Absatz-Standardschriftart" style:family="text">
      <style:text-properties style:font-name="Calibri" style:font-name-complex="Calibri" fo:font-size="11pt" style:font-size-asian="11pt" style:font-size-complex="11pt" fo:language="de" fo:country="CH"/>
    </style:style>
    <style:style style:name="P9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91" style:parent-style-name="PreformattedText" style:family="paragraph">
      <style:paragraph-properties fo:text-align="justify"/>
      <style:text-properties style:font-name="Calibri" style:font-name-complex="Calibri" fo:font-weight="bold" style:font-weight-asian="bold" style:font-weight-complex="bold" fo:font-size="11pt" style:font-size-asian="11pt" style:font-size-complex="11pt" fo:language="de" fo:country="CH"/>
    </style:style>
    <style:style style:name="P9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9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94" style:parent-style-name="PreformattedText" style:family="paragraph">
      <style:paragraph-properties fo:text-align="justify"/>
    </style:style>
    <style:style style:name="T95" style:parent-style-name="Absatz-Standardschriftart" style:family="text">
      <style:text-properties style:font-name="Calibri" style:font-name-complex="Calibri" fo:font-weight="bold" style:font-weight-asian="bold" fo:font-size="14pt" style:font-size-asian="14pt" style:font-size-complex="14pt" fo:language="de" fo:country="CH"/>
    </style:style>
    <style:style style:name="P96"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9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9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9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0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01"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02" style:parent-style-name="PreformattedText" style:family="paragraph">
      <style:paragraph-properties fo:text-align="justify"/>
    </style:style>
    <style:style style:name="T103" style:parent-style-name="Absatz-Standardschriftart" style:family="text">
      <style:text-properties style:font-name="Calibri" style:font-name-complex="Calibri" fo:font-size="11pt" style:font-size-asian="11pt" style:font-size-complex="11pt" fo:language="de" fo:country="CH"/>
    </style:style>
    <style:style style:name="T104" style:parent-style-name="Absatz-Standardschriftart" style:family="text">
      <style:text-properties style:font-name="Calibri" style:font-name-complex="Calibri" fo:font-size="11pt" style:font-size-asian="11pt" style:font-size-complex="11pt" fo:language="de" fo:country="CH"/>
    </style:style>
    <style:style style:name="P10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06"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107"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08"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09"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0" style:parent-style-name="PreformattedText" style:family="paragraph">
      <style:paragraph-properties fo:text-align="justify"/>
      <style:text-properties style:font-name="Calibri" style:font-name-complex="Calibri" fo:font-size="11pt" style:font-size-asian="11pt" style:font-size-complex="11pt"/>
    </style:style>
    <style:style style:name="P11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1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13"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4"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5"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6"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7"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8"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19" style:parent-style-name="PreformattedText" style:family="paragraph">
      <style:paragraph-properties fo:text-align="justify"/>
      <style:text-properties style:font-name="Calibri" style:font-name-complex="Calibri" fo:font-size="11pt" style:font-size-asian="11pt" style:font-size-complex="11pt"/>
    </style:style>
    <style:style style:name="P12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2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22"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23"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24"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12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2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2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28" style:parent-style-name="PreformattedText" style:family="paragraph">
      <style:paragraph-properties fo:text-align="justify"/>
    </style:style>
    <style:style style:name="T129" style:parent-style-name="Absatz-Standardschriftart" style:family="text">
      <style:text-properties style:font-name="Calibri" style:font-name-complex="Calibri" fo:font-weight="bold" style:font-weight-asian="bold" fo:font-size="11pt" style:font-size-asian="11pt" style:font-size-complex="11pt" fo:language="de" fo:country="CH"/>
    </style:style>
    <style:style style:name="P13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3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32"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3"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4"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5"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6"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7"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8"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39"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140" style:parent-style-name="PreformattedText" style:family="paragraph">
      <style:paragraph-properties fo:text-align="justify"/>
    </style:style>
    <style:style style:name="T141"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P142"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143" style:parent-style-name="PreformattedText" style:family="paragraph">
      <style:paragraph-properties fo:text-align="justify"/>
    </style:style>
    <style:style style:name="T144" style:parent-style-name="Absatz-Standardschriftart" style:family="text">
      <style:text-properties style:font-name="Calibri" style:font-name-complex="Calibri" fo:font-size="11pt" style:font-size-asian="11pt" style:font-size-complex="11pt" fo:language="de" fo:country="CH"/>
    </style:style>
    <style:style style:name="T145"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146" style:parent-style-name="Absatz-Standardschriftart" style:family="text">
      <style:text-properties style:font-name="Calibri" style:font-name-complex="Calibri" fo:font-size="11pt" style:font-size-asian="11pt" style:font-size-complex="11pt" fo:language="de" fo:country="CH"/>
    </style:style>
    <style:style style:name="T147" style:parent-style-name="Absatz-Standardschriftart" style:family="text">
      <style:text-properties style:font-name="Calibri" style:font-name-complex="Calibri" fo:font-size="11pt" style:font-size-asian="11pt" style:font-size-complex="11pt" fo:language="de" fo:country="CH"/>
    </style:style>
    <style:style style:name="T148" style:parent-style-name="Absatz-Standardschriftart" style:family="text">
      <style:text-properties style:font-name="Calibri" style:font-name-complex="Calibri" fo:font-size="11pt" style:font-size-asian="11pt" style:font-size-complex="11pt" fo:language="de" fo:country="CH"/>
    </style:style>
    <style:style style:name="T149"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150" style:parent-style-name="Absatz-Standardschriftart" style:family="text">
      <style:text-properties style:font-name="Calibri" style:font-name-complex="Calibri" fo:font-size="11pt" style:font-size-asian="11pt" style:font-size-complex="11pt" fo:language="de" fo:country="CH"/>
    </style:style>
    <style:style style:name="T151"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152" style:parent-style-name="Absatz-Standardschriftart" style:family="text">
      <style:text-properties style:font-name="Calibri" style:font-name-complex="Calibri" fo:font-size="11pt" style:font-size-asian="11pt" style:font-size-complex="11pt" fo:language="de" fo:country="CH"/>
    </style:style>
    <style:style style:name="T153"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154" style:parent-style-name="Absatz-Standardschriftart" style:family="text">
      <style:text-properties style:font-name="Calibri" style:font-name-complex="Calibri" fo:font-size="11pt" style:font-size-asian="11pt" style:font-size-complex="11pt" fo:language="de" fo:country="CH"/>
    </style:style>
    <style:style style:name="T155" style:parent-style-name="Absatz-Standardschriftart" style:family="text">
      <style:text-properties style:font-name="Calibri" style:font-name-complex="Calibri" fo:font-size="11pt" style:font-size-asian="11pt" style:font-size-complex="11pt" fo:language="de" fo:country="CH"/>
    </style:style>
    <style:style style:name="P15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57"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58" style:parent-style-name="PreformattedText" style:family="paragraph">
      <style:paragraph-properties fo:text-align="justify"/>
    </style:style>
    <style:style style:name="T159" style:parent-style-name="Absatz-Standardschriftart" style:family="text">
      <style:text-properties style:font-name="Calibri" style:font-name-complex="Calibri" fo:font-size="11pt" style:font-size-asian="11pt" style:font-size-complex="11pt" fo:language="de" fo:country="CH"/>
    </style:style>
    <style:style style:name="T160" style:parent-style-name="Hyperlink" style:family="text">
      <style:text-properties style:font-name="Calibri" style:font-name-complex="Calibri" fo:font-size="11pt" style:font-size-asian="11pt" style:font-size-complex="11pt" fo:language="de" fo:country="CH"/>
    </style:style>
    <style:style style:name="T161" style:parent-style-name="Absatz-Standardschriftart" style:family="text">
      <style:text-properties style:font-name="Calibri" style:font-name-complex="Calibri" fo:font-size="11pt" style:font-size-asian="11pt" style:font-size-complex="11pt" fo:language="de" fo:country="CH"/>
    </style:style>
    <style:style style:name="P162" style:parent-style-name="PreformattedText" style:family="paragraph">
      <style:paragraph-properties fo:text-align="justify"/>
    </style:style>
    <style:style style:name="T163" style:parent-style-name="Absatz-Standardschriftart" style:family="text">
      <style:text-properties style:font-name="Calibri" style:font-name-complex="Calibri" fo:font-size="11pt" style:font-size-asian="11pt" style:font-size-complex="11pt" fo:language="de" fo:country="CH"/>
    </style:style>
    <style:style style:name="T164" style:parent-style-name="Hyperlink" style:family="text">
      <style:text-properties style:font-name="Calibri" style:font-name-complex="Calibri" fo:font-size="11pt" style:font-size-asian="11pt" style:font-size-complex="11pt" fo:language="de" fo:country="CH"/>
    </style:style>
    <style:style style:name="T165" style:parent-style-name="Absatz-Standardschriftart" style:family="text">
      <style:text-properties style:font-name="Calibri" style:font-name-complex="Calibri" fo:font-size="11pt" style:font-size-asian="11pt" style:font-size-complex="11pt" fo:language="de" fo:country="CH"/>
    </style:style>
    <style:style style:name="P16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67" style:parent-style-name="PreformattedText" style:family="paragraph">
      <style:paragraph-properties fo:text-align="justify"/>
    </style:style>
    <style:style style:name="T168" style:parent-style-name="Absatz-Standardschriftart" style:family="text">
      <style:text-properties style:font-name="Calibri" style:font-name-complex="Calibri" fo:font-weight="bold" style:font-weight-asian="bold" fo:font-size="14pt" style:font-size-asian="14pt" style:font-size-complex="14pt" fo:language="de" fo:country="CH"/>
    </style:style>
    <style:style style:name="T169" style:parent-style-name="Absatz-Standardschriftart" style:family="text">
      <style:text-properties style:font-name="Calibri" style:font-name-complex="Calibri" fo:font-weight="bold" style:font-weight-asian="bold" fo:font-size="14pt" style:font-size-asian="14pt" style:font-size-complex="14pt" fo:language="de" fo:country="CH"/>
    </style:style>
    <style:style style:name="P170"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7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79"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8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2"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8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5"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8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8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9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9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192"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193" style:parent-style-name="PreformattedText" style:family="paragraph">
      <style:paragraph-properties fo:text-align="justify"/>
    </style:style>
    <style:style style:name="T194" style:parent-style-name="Absatz-Standardschriftart" style:family="text">
      <style:text-properties style:font-name="Calibri" style:font-name-complex="Calibri" fo:font-size="11pt" style:font-size-asian="11pt" style:font-size-complex="11pt" fo:language="de" fo:country="CH"/>
    </style:style>
    <style:style style:name="T195" style:parent-style-name="Hyperlink" style:family="text">
      <style:text-properties style:font-name="Calibri" style:font-name-complex="Calibri" fo:font-size="11pt" style:font-size-asian="11pt" style:font-size-complex="11pt" fo:language="de" fo:country="CH"/>
    </style:style>
    <style:style style:name="T196" style:parent-style-name="Absatz-Standardschriftart" style:family="text">
      <style:text-properties style:font-name="Calibri" style:font-name-complex="Calibri" fo:font-size="11pt" style:font-size-asian="11pt" style:font-size-complex="11pt" fo:language="de" fo:country="CH"/>
    </style:style>
    <style:style style:name="P197" style:parent-style-name="PreformattedText" style:family="paragraph">
      <style:paragraph-properties fo:text-align="justify"/>
    </style:style>
    <style:style style:name="T198" style:parent-style-name="Absatz-Standardschriftart" style:family="text">
      <style:text-properties style:font-name="Calibri" style:font-name-complex="Calibri" fo:font-size="11pt" style:font-size-asian="11pt" style:font-size-complex="11pt" fo:language="de" fo:country="CH"/>
    </style:style>
    <style:style style:name="T199" style:parent-style-name="Hyperlink" style:family="text">
      <style:text-properties style:font-name="Calibri" style:font-name-complex="Calibri" fo:font-size="11pt" style:font-size-asian="11pt" style:font-size-complex="11pt" fo:language="de" fo:country="CH"/>
    </style:style>
    <style:style style:name="T200" style:parent-style-name="Hyperlink" style:family="text">
      <style:text-properties style:font-name="Calibri" style:font-name-complex="Calibri" fo:font-size="11pt" style:font-size-asian="11pt" style:font-size-complex="11pt" fo:language="de" fo:country="CH"/>
    </style:style>
    <style:style style:name="T201" style:parent-style-name="Absatz-Standardschriftart" style:family="text">
      <style:text-properties style:font-name="Calibri" style:font-name-complex="Calibri" fo:font-size="11pt" style:font-size-asian="11pt" style:font-size-complex="11pt" fo:language="de" fo:country="CH"/>
    </style:style>
    <style:style style:name="P20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03" style:parent-style-name="PreformattedText" style:family="paragraph">
      <style:paragraph-properties fo:text-align="justify"/>
    </style:style>
    <style:style style:name="T204" style:parent-style-name="Absatz-Standardschriftart" style:family="text">
      <style:text-properties style:font-name="Calibri" style:font-name-complex="Calibri" fo:font-weight="bold" style:font-weight-asian="bold" fo:font-size="14pt" style:font-size-asian="14pt" style:font-size-complex="14pt" fo:language="de" fo:country="CH"/>
    </style:style>
    <style:style style:name="P205"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20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0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0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0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10"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21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1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13"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14"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15"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16"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17"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18"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21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20" style:parent-style-name="PreformattedText" style:family="paragraph">
      <style:paragraph-properties fo:text-align="justify"/>
    </style:style>
    <style:style style:name="T221" style:parent-style-name="Absatz-Standardschriftart" style:family="text">
      <style:text-properties style:font-name="Calibri" style:font-name-complex="Calibri" fo:font-size="11pt" style:font-size-asian="11pt" style:font-size-complex="11pt" fo:language="de" fo:country="CH"/>
    </style:style>
    <style:style style:name="T222" style:parent-style-name="Absatz-Standardschriftart" style:family="text">
      <style:text-properties style:font-name="Calibri" style:font-name-complex="Calibri" fo:font-size="11pt" style:font-size-asian="11pt" style:font-size-complex="11pt" fo:language="de" fo:country="CH"/>
    </style:style>
    <style:style style:name="T223"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24"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25" style:parent-style-name="Absatz-Standardschriftart" style:family="text">
      <style:text-properties style:font-name="Calibri" style:font-name-complex="Calibri" fo:font-size="11pt" style:font-size-asian="11pt" style:font-size-complex="11pt" fo:language="de" fo:country="CH"/>
    </style:style>
    <style:style style:name="T226"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27" style:parent-style-name="Absatz-Standardschriftart" style:family="text">
      <style:text-properties style:font-name="Calibri" style:font-name-complex="Calibri" fo:font-size="11pt" style:font-size-asian="11pt" style:font-size-complex="11pt" fo:language="de" fo:country="CH"/>
    </style:style>
    <style:style style:name="T228"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29" style:parent-style-name="Absatz-Standardschriftart" style:family="text">
      <style:text-properties style:font-name="Calibri" style:font-name-complex="Calibri" fo:font-size="11pt" style:font-size-asian="11pt" style:font-size-complex="11pt" fo:language="de" fo:country="CH"/>
    </style:style>
    <style:style style:name="T230"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31" style:parent-style-name="Absatz-Standardschriftart" style:family="text">
      <style:text-properties style:font-name="Calibri" style:font-name-complex="Calibri" fo:font-size="11pt" style:font-size-asian="11pt" style:font-size-complex="11pt" fo:language="de" fo:country="CH"/>
    </style:style>
    <style:style style:name="T232"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33" style:parent-style-name="Absatz-Standardschriftart" style:family="text">
      <style:text-properties style:font-name="Calibri" style:font-name-complex="Calibri" fo:font-size="11pt" style:font-size-asian="11pt" style:font-size-complex="11pt" fo:language="de" fo:country="CH"/>
    </style:style>
    <style:style style:name="T234"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35" style:parent-style-name="Absatz-Standardschriftart" style:family="text">
      <style:text-properties style:font-name="Calibri" style:font-name-complex="Calibri" fo:font-size="11pt" style:font-size-asian="11pt" style:font-size-complex="11pt" fo:language="de" fo:country="CH"/>
    </style:style>
    <style:style style:name="T236" style:parent-style-name="Absatz-Standardschriftart" style:family="text">
      <style:text-properties style:font-name="Calibri" style:font-name-complex="Calibri" fo:font-size="11pt" style:font-size-asian="11pt" style:font-size-complex="11pt" fo:language="de" fo:country="CH"/>
    </style:style>
    <style:style style:name="T237"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38" style:parent-style-name="Absatz-Standardschriftart" style:family="text">
      <style:text-properties style:font-name="Calibri" style:font-name-complex="Calibri" fo:font-size="11pt" style:font-size-asian="11pt" style:font-size-complex="11pt" fo:language="de" fo:country="CH"/>
    </style:style>
    <style:style style:name="T239" style:parent-style-name="Absatz-Standardschriftart" style:family="text">
      <style:text-properties style:font-name="Calibri" style:font-name-complex="Calibri" fo:font-size="11pt" style:font-size-asian="11pt" style:font-size-complex="11pt" fo:language="de" fo:country="CH"/>
    </style:style>
    <style:style style:name="T240"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41" style:parent-style-name="Absatz-Standardschriftart" style:family="text">
      <style:text-properties style:font-name="Calibri" style:font-name-complex="Calibri" fo:font-size="11pt" style:font-size-asian="11pt" style:font-size-complex="11pt" fo:language="de" fo:country="CH"/>
    </style:style>
    <style:style style:name="P24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4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4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45"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24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47" style:parent-style-name="PreformattedText" style:family="paragraph">
      <style:paragraph-properties fo:text-align="justify"/>
    </style:style>
    <style:style style:name="T248" style:parent-style-name="Absatz-Standardschriftart" style:family="text">
      <style:text-properties style:font-name="Calibri" style:font-name-complex="Calibri" fo:font-size="11pt" style:font-size-asian="11pt" style:font-size-complex="11pt" fo:language="de" fo:country="CH"/>
    </style:style>
    <style:style style:name="T249"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50" style:parent-style-name="Absatz-Standardschriftart" style:family="text">
      <style:text-properties style:font-name="Calibri" style:font-name-complex="Calibri" fo:font-size="11pt" style:font-size-asian="11pt" style:font-size-complex="11pt" fo:language="de" fo:country="CH"/>
    </style:style>
    <style:style style:name="T251"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52" style:parent-style-name="Absatz-Standardschriftart" style:family="text">
      <style:text-properties style:font-name="Calibri" style:font-name-complex="Calibri" fo:font-size="11pt" style:font-size-asian="11pt" style:font-size-complex="11pt" fo:language="de" fo:country="CH"/>
    </style:style>
    <style:style style:name="T253" style:parent-style-name="Absatz-Standardschriftart" style:family="text">
      <style:text-properties style:font-name="Calibri" style:font-name-complex="Calibri" fo:font-size="11pt" style:font-size-asian="11pt" style:font-size-complex="11pt" fo:language="de" fo:country="CH"/>
    </style:style>
    <style:style style:name="T254"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55" style:parent-style-name="Absatz-Standardschriftart" style:family="text">
      <style:text-properties style:font-name="Calibri" style:font-name-complex="Calibri" fo:font-size="11pt" style:font-size-asian="11pt" style:font-size-complex="11pt" fo:language="de" fo:country="CH"/>
    </style:style>
    <style:style style:name="T256"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57" style:parent-style-name="Absatz-Standardschriftart" style:family="text">
      <style:text-properties style:font-name="Calibri" style:font-name-complex="Calibri" fo:font-size="11pt" style:font-size-asian="11pt" style:font-size-complex="11pt" fo:language="de" fo:country="CH"/>
    </style:style>
    <style:style style:name="T258"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59" style:parent-style-name="Absatz-Standardschriftart" style:family="text">
      <style:text-properties style:font-name="Calibri" style:font-name-complex="Calibri" fo:font-size="11pt" style:font-size-asian="11pt" style:font-size-complex="11pt" fo:language="de" fo:country="CH"/>
    </style:style>
    <style:style style:name="T260"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61" style:parent-style-name="Absatz-Standardschriftart" style:family="text">
      <style:text-properties style:font-name="Calibri" style:font-name-complex="Calibri" fo:font-size="11pt" style:font-size-asian="11pt" style:font-size-complex="11pt" fo:language="de" fo:country="CH"/>
    </style:style>
    <style:style style:name="T262"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63" style:parent-style-name="Absatz-Standardschriftart" style:family="text">
      <style:text-properties style:font-name="Calibri" style:font-name-complex="Calibri" fo:font-size="11pt" style:font-size-asian="11pt" style:font-size-complex="11pt" fo:language="de" fo:country="CH"/>
    </style:style>
    <style:style style:name="P26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6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6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67"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26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6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7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71"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27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73"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274" style:parent-style-name="PreformattedText" style:family="paragraph">
      <style:paragraph-properties fo:text-align="justify"/>
    </style:style>
    <style:style style:name="T275" style:parent-style-name="Absatz-Standardschriftart" style:family="text">
      <style:text-properties style:font-name="Calibri" style:font-name-complex="Calibri" fo:font-size="11pt" style:font-size-asian="11pt" style:font-size-complex="11pt" fo:language="de" fo:country="CH"/>
    </style:style>
    <style:style style:name="T276" style:parent-style-name="Absatz-Standardschriftart" style:family="text">
      <style:text-properties style:font-name="Calibri" style:font-name-complex="Calibri" fo:font-size="11pt" style:font-size-asian="11pt" style:font-size-complex="11pt" fo:language="de" fo:country="CH"/>
    </style:style>
    <style:style style:name="T277"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78" style:parent-style-name="Absatz-Standardschriftart" style:family="text">
      <style:text-properties style:font-name="Calibri" style:font-name-complex="Calibri" fo:font-size="11pt" style:font-size-asian="11pt" style:font-size-complex="11pt" fo:language="de" fo:country="CH"/>
    </style:style>
    <style:style style:name="T279"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80" style:parent-style-name="Absatz-Standardschriftart" style:family="text">
      <style:text-properties style:font-name="Calibri" style:font-name-complex="Calibri" fo:font-size="11pt" style:font-size-asian="11pt" style:font-size-complex="11pt" fo:language="de" fo:country="CH"/>
    </style:style>
    <style:style style:name="P28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282" style:parent-style-name="PreformattedText" style:family="paragraph">
      <style:paragraph-properties fo:text-align="justify"/>
      <style:text-properties style:font-name="Calibri" style:font-name-complex="Calibri" fo:font-size="11pt" style:font-size-asian="11pt" style:font-size-complex="11pt"/>
    </style:style>
    <style:style style:name="P283"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84"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85" style:parent-style-name="PreformattedText" style:family="paragraph">
      <style:paragraph-properties fo:text-align="justify"/>
      <style:text-properties style:font-name="Calibri" style:font-name-complex="Calibri" fo:font-style="italic" style:font-style-asian="italic" fo:font-size="11pt" style:font-size-asian="11pt" style:font-size-complex="11pt"/>
    </style:style>
    <style:style style:name="P286" style:parent-style-name="PreformattedText" style:family="paragraph">
      <style:paragraph-properties fo:text-align="justify"/>
      <style:text-properties style:font-name="Calibri" style:font-name-complex="Calibri" fo:font-size="11pt" style:font-size-asian="11pt" style:font-size-complex="11pt"/>
    </style:style>
    <style:style style:name="P287" style:parent-style-name="PreformattedText" style:family="paragraph">
      <style:paragraph-properties fo:text-align="justify"/>
    </style:style>
    <style:style style:name="T288" style:parent-style-name="Absatz-Standardschriftart" style:family="text">
      <style:text-properties style:font-name="Calibri" style:font-name-complex="Calibri" fo:font-size="11pt" style:font-size-asian="11pt" style:font-size-complex="11pt" fo:language="de" fo:country="CH"/>
    </style:style>
    <style:style style:name="T289"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90" style:parent-style-name="Absatz-Standardschriftart" style:family="text">
      <style:text-properties style:font-name="Calibri" style:font-name-complex="Calibri" fo:font-size="11pt" style:font-size-asian="11pt" style:font-size-complex="11pt" fo:language="de" fo:country="CH"/>
    </style:style>
    <style:style style:name="T291"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92" style:parent-style-name="Absatz-Standardschriftart" style:family="text">
      <style:text-properties style:font-name="Calibri" style:font-name-complex="Calibri" fo:font-size="11pt" style:font-size-asian="11pt" style:font-size-complex="11pt" fo:language="de" fo:country="CH"/>
    </style:style>
    <style:style style:name="T293"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294" style:parent-style-name="Absatz-Standardschriftart" style:family="text">
      <style:text-properties style:font-name="Calibri" style:font-name-complex="Calibri" fo:font-size="11pt" style:font-size-asian="11pt" style:font-size-complex="11pt" fo:language="de" fo:country="CH"/>
    </style:style>
    <style:style style:name="T295" style:parent-style-name="Absatz-Standardschriftart" style:family="text">
      <style:text-properties style:font-name="Calibri" style:font-name-complex="Calibri" fo:font-style="italic" style:font-style-asian="italic" fo:font-size="11pt" style:font-size-asian="11pt" style:font-size-complex="11pt" fo:language="de" fo:country="CH"/>
    </style:style>
    <style:style style:name="T296" style:parent-style-name="Absatz-Standardschriftart" style:family="text">
      <style:text-properties style:font-name="Calibri" style:font-name-complex="Calibri" style:font-style-complex="italic" fo:font-size="11pt" style:font-size-asian="11pt" style:font-size-complex="11pt" fo:language="de" fo:country="CH"/>
    </style:style>
    <style:style style:name="T297" style:parent-style-name="Absatz-Standardschriftart" style:family="text">
      <style:text-properties style:font-name="Calibri" style:font-name-complex="Calibri" style:font-style-complex="italic" fo:font-size="11pt" style:font-size-asian="11pt" style:font-size-complex="11pt" fo:language="de" fo:country="CH"/>
    </style:style>
    <style:style style:name="P298" style:parent-style-name="PreformattedText" style:family="paragraph">
      <style:paragraph-properties fo:text-align="justify"/>
      <style:text-properties style:font-name="Calibri" style:font-name-complex="Calibri" style:font-style-complex="italic" fo:font-size="11pt" style:font-size-asian="11pt" style:font-size-complex="11pt" fo:language="de" fo:country="CH"/>
    </style:style>
    <style:style style:name="P299" style:parent-style-name="PreformattedText" style:family="paragraph">
      <style:paragraph-properties fo:text-align="justify"/>
      <style:text-properties style:font-name="Calibri" style:font-name-complex="Calibri" fo:font-style="italic" style:font-style-asian="italic" fo:font-size="11pt" style:font-size-asian="11pt" style:font-size-complex="11pt" fo:language="de" fo:country="CH"/>
    </style:style>
    <style:style style:name="P30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01" style:parent-style-name="PreformattedText" style:family="paragraph">
      <style:paragraph-properties fo:text-align="justify"/>
    </style:style>
    <style:style style:name="T302" style:parent-style-name="Absatz-Standardschriftart" style:family="text">
      <style:text-properties style:font-name="Calibri" style:font-name-complex="Calibri" fo:font-size="11pt" style:font-size-asian="11pt" style:font-size-complex="11pt" fo:language="de" fo:country="CH"/>
    </style:style>
    <style:style style:name="T303"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04" style:parent-style-name="Absatz-Standardschriftart" style:family="text">
      <style:text-properties style:font-name="Calibri" style:font-name-complex="Calibri" fo:font-size="11pt" style:font-size-asian="11pt" style:font-size-complex="11pt" fo:language="de" fo:country="CH"/>
    </style:style>
    <style:style style:name="T305"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06" style:parent-style-name="Absatz-Standardschriftart" style:family="text">
      <style:text-properties style:font-name="Calibri" style:font-name-complex="Calibri" fo:font-size="11pt" style:font-size-asian="11pt" style:font-size-complex="11pt" fo:language="de" fo:country="CH"/>
    </style:style>
    <style:style style:name="T307"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08" style:parent-style-name="Absatz-Standardschriftart" style:family="text">
      <style:text-properties style:font-name="Calibri" style:font-name-complex="Calibri" fo:font-size="11pt" style:font-size-asian="11pt" style:font-size-complex="11pt" fo:language="de" fo:country="CH"/>
    </style:style>
    <style:style style:name="T309"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10" style:parent-style-name="Absatz-Standardschriftart" style:family="text">
      <style:text-properties style:font-name="Calibri" style:font-name-complex="Calibri" fo:font-size="11pt" style:font-size-asian="11pt" style:font-size-complex="11pt" fo:language="de" fo:country="CH"/>
    </style:style>
    <style:style style:name="T311" style:parent-style-name="Absatz-Standardschriftart" style:family="text">
      <style:text-properties style:font-name="Calibri" style:font-name-complex="Calibri" fo:font-size="11pt" style:font-size-asian="11pt" style:font-size-complex="11pt" fo:language="de" fo:country="CH"/>
    </style:style>
    <style:style style:name="T312"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13" style:parent-style-name="Absatz-Standardschriftart" style:family="text">
      <style:text-properties style:font-name="Calibri" style:font-name-complex="Calibri" fo:font-size="11pt" style:font-size-asian="11pt" style:font-size-complex="11pt" fo:language="de" fo:country="CH"/>
    </style:style>
    <style:style style:name="T314"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15" style:parent-style-name="Absatz-Standardschriftart" style:family="text">
      <style:text-properties style:font-name="Calibri" style:font-name-complex="Calibri" fo:font-size="11pt" style:font-size-asian="11pt" style:font-size-complex="11pt" fo:language="de" fo:country="CH"/>
    </style:style>
    <style:style style:name="P31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1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18"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31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2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21" style:parent-style-name="PreformattedText" style:family="paragraph">
      <style:paragraph-properties fo:text-align="justify"/>
      <style:text-properties style:font-name="Calibri" style:font-name-complex="Calibri" fo:font-weight="bold" style:font-weight-asian="bold" fo:font-size="11pt" style:font-size-asian="11pt" style:font-size-complex="11pt" fo:language="de" fo:country="CH"/>
    </style:style>
    <style:style style:name="P322" style:parent-style-name="PreformattedText" style:family="paragraph">
      <style:paragraph-properties fo:text-align="justify"/>
    </style:style>
    <style:style style:name="T323" style:parent-style-name="Absatz-Standardschriftart" style:family="text">
      <style:text-properties style:font-name="Calibri" style:font-name-complex="Calibri" fo:font-size="11pt" style:font-size-asian="11pt" style:font-size-complex="11pt" fo:language="de" fo:country="CH"/>
    </style:style>
    <style:style style:name="T324"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25" style:parent-style-name="Absatz-Standardschriftart" style:family="text">
      <style:text-properties style:font-name="Calibri" style:font-name-complex="Calibri" fo:font-size="11pt" style:font-size-asian="11pt" style:font-size-complex="11pt" fo:language="de" fo:country="CH"/>
    </style:style>
    <style:style style:name="T326" style:parent-style-name="Absatz-Standardschriftart" style:family="text">
      <style:text-properties style:font-name="Calibri" style:font-name-complex="Calibri" fo:font-size="11pt" style:font-size-asian="11pt" style:font-size-complex="11pt" fo:language="de" fo:country="CH"/>
    </style:style>
    <style:style style:name="T327"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28" style:parent-style-name="Absatz-Standardschriftart" style:family="text">
      <style:text-properties style:font-name="Calibri" style:font-name-complex="Calibri" fo:font-size="11pt" style:font-size-asian="11pt" style:font-size-complex="11pt" fo:language="de" fo:country="CH"/>
    </style:style>
    <style:style style:name="P32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3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31" style:parent-style-name="PreformattedText" style:family="paragraph">
      <style:paragraph-properties fo:text-align="justify"/>
      <style:text-properties style:font-name="Calibri" style:font-name-complex="Calibri" fo:font-size="11pt" style:font-size-asian="11pt" style:font-size-complex="11pt"/>
    </style:style>
    <style:style style:name="P332" style:parent-style-name="PreformattedText" style:family="paragraph">
      <style:paragraph-properties fo:text-align="justify"/>
      <style:text-properties style:font-name="Calibri" style:font-name-complex="Calibri" fo:font-size="11pt" style:font-size-asian="11pt" style:font-size-complex="11pt"/>
    </style:style>
    <style:style style:name="P333" style:parent-style-name="PreformattedText" style:family="paragraph">
      <style:paragraph-properties fo:text-align="justify"/>
      <style:text-properties style:font-name="Calibri" style:font-name-complex="Calibri" fo:font-size="11pt" style:font-size-asian="11pt" style:font-size-complex="11pt"/>
    </style:style>
    <style:style style:name="P334" style:parent-style-name="PreformattedText" style:family="paragraph">
      <style:paragraph-properties fo:text-align="justify"/>
    </style:style>
    <style:style style:name="T335" style:parent-style-name="Absatz-Standardschriftart" style:family="text">
      <style:text-properties style:font-name="Calibri" style:font-name-complex="Calibri" fo:font-size="11pt" style:font-size-asian="11pt" style:font-size-complex="11pt" fo:language="de" fo:country="CH"/>
    </style:style>
    <style:style style:name="T336"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37" style:parent-style-name="Absatz-Standardschriftart" style:family="text">
      <style:text-properties style:font-name="Calibri" style:font-name-complex="Calibri" fo:font-size="11pt" style:font-size-asian="11pt" style:font-size-complex="11pt" fo:language="de" fo:country="CH"/>
    </style:style>
    <style:style style:name="T338"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39" style:parent-style-name="Absatz-Standardschriftart" style:family="text">
      <style:text-properties style:font-name="Calibri" style:font-name-complex="Calibri" fo:font-size="11pt" style:font-size-asian="11pt" style:font-size-complex="11pt" fo:language="de" fo:country="CH"/>
    </style:style>
    <style:style style:name="T340"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41" style:parent-style-name="Absatz-Standardschriftart" style:family="text">
      <style:text-properties style:font-name="Calibri" style:font-name-complex="Calibri" fo:font-size="11pt" style:font-size-asian="11pt" style:font-size-complex="11pt" fo:language="de" fo:country="CH"/>
    </style:style>
    <style:style style:name="T342" style:parent-style-name="Absatz-Standardschriftart" style:family="text">
      <style:text-properties style:font-name="Calibri" style:font-name-complex="Calibri" fo:font-size="11pt" style:font-size-asian="11pt" style:font-size-complex="11pt" fo:language="de" fo:country="CH"/>
    </style:style>
    <style:style style:name="T343"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44" style:parent-style-name="Absatz-Standardschriftart" style:family="text">
      <style:text-properties style:font-name="Calibri" style:font-name-complex="Calibri" fo:font-size="11pt" style:font-size-asian="11pt" style:font-size-complex="11pt" fo:language="de" fo:country="CH"/>
    </style:style>
    <style:style style:name="T345"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46" style:parent-style-name="Absatz-Standardschriftart" style:family="text">
      <style:text-properties style:font-name="Calibri" style:font-name-complex="Calibri" fo:font-size="11pt" style:font-size-asian="11pt" style:font-size-complex="11pt" fo:language="de" fo:country="CH"/>
    </style:style>
    <style:style style:name="T347"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48" style:parent-style-name="Absatz-Standardschriftart" style:family="text">
      <style:text-properties style:font-name="Calibri" style:font-name-complex="Calibri" fo:font-size="11pt" style:font-size-asian="11pt" style:font-size-complex="11pt" fo:language="de" fo:country="CH"/>
    </style:style>
    <style:style style:name="T349"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50" style:parent-style-name="Absatz-Standardschriftart" style:family="text">
      <style:text-properties style:font-name="Calibri" style:font-name-complex="Calibri" fo:font-size="11pt" style:font-size-asian="11pt" style:font-size-complex="11pt" fo:language="de" fo:country="CH"/>
    </style:style>
    <style:style style:name="T351"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52" style:parent-style-name="Absatz-Standardschriftart" style:family="text">
      <style:text-properties style:font-name="Calibri" style:font-name-complex="Calibri" fo:font-style="italic" style:font-style-asian="italic" style:font-style-complex="italic" fo:font-size="11pt" style:font-size-asian="11pt" style:font-size-complex="11pt" fo:language="de" fo:country="CH"/>
    </style:style>
    <style:style style:name="T353" style:parent-style-name="Absatz-Standardschriftart" style:family="text">
      <style:text-properties style:font-name="Calibri" style:font-name-complex="Calibri" fo:font-size="11pt" style:font-size-asian="11pt" style:font-size-complex="11pt" fo:language="de" fo:country="CH"/>
    </style:style>
    <style:style style:name="P35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55" style:parent-style-name="PreformattedText" style:family="paragraph">
      <style:paragraph-properties fo:text-align="justify"/>
    </style:style>
    <style:style style:name="T356" style:parent-style-name="Absatz-Standardschriftart" style:family="text">
      <style:text-properties style:font-name="Calibri" style:font-name-complex="Calibri" fo:font-weight="bold" style:font-weight-asian="bold" fo:font-size="14pt" style:font-size-asian="14pt" style:font-size-complex="14pt" fo:language="de" fo:country="CH"/>
    </style:style>
    <style:style style:name="P35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58" style:parent-style-name="PreformattedText" style:family="paragraph">
      <style:paragraph-properties fo:text-align="justify"/>
      <style:text-properties style:font-name="Calibri" style:font-name-complex="Calibri" fo:font-weight="bold" style:font-weight-asian="bold" style:font-weight-complex="bold" fo:font-size="11pt" style:font-size-asian="11pt" style:font-size-complex="11pt" fo:language="de" fo:country="CH"/>
    </style:style>
    <style:style style:name="P35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6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3"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4"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5"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6"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7"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8"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79"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80"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81"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82" style:parent-style-name="PreformattedText" style:family="paragraph">
      <style:paragraph-properties fo:text-align="justify"/>
      <style:text-properties style:font-name="Calibri" style:font-name-complex="Calibri" fo:font-size="11pt" style:font-size-asian="11pt" style:font-size-complex="11pt" fo:language="de" fo:country="CH"/>
    </style:style>
    <style:style style:name="P383" style:parent-style-name="PreformattedText" style:family="paragraph">
      <style:paragraph-properties fo:text-align="justify"/>
    </style:style>
    <style:style style:name="T384" style:parent-style-name="Absatz-Standardschriftart" style:family="text">
      <style:text-properties style:font-name="Calibri" style:font-name-complex="Calibri" fo:font-size="11pt" style:font-size-asian="11pt" style:font-size-complex="11pt" fo:language="de" fo:country="CH"/>
    </style:style>
    <style:style style:name="T385" style:parent-style-name="Absatz-Standardschriftart" style:family="text">
      <style:text-properties style:font-name="Calibri" style:font-name-complex="Calibri" fo:font-size="11pt" style:font-size-asian="11pt" style:font-size-complex="11pt" fo:language="de" fo:country="CH"/>
    </style:style>
    <style:style style:name="T386" style:parent-style-name="Absatz-Standardschriftart" style:family="text">
      <style:text-properties style:font-name="Calibri" style:font-name-complex="Calibri" fo:font-size="11pt" style:font-size-asian="11pt" style:font-size-complex="11pt" fo:language="de" fo:country="CH"/>
    </style:style>
    <style:style style:name="T387" style:parent-style-name="Absatz-Standardschriftart" style:family="text">
      <style:text-properties style:font-name="Calibri" style:font-name-complex="Calibri" fo:font-size="11pt" style:font-size-asian="11pt" style:font-size-complex="11pt" fo:language="de" fo:country="CH"/>
    </style:style>
  </office:automatic-styles>
  <office:body>
    <office:text text:use-soft-page-breaks="true">
      <text:p text:style-name="P1">1._Das Setup</text:p>
      <text:p text:style-name="P2">Folgend sind alle Komponenten aufgeführt, die in diesem Projekt verwendet wurden. Kabel, Mäuse, Tastaturen und Bildschirme werden weggelassen.</text:p>
      <text:p text:style-name="P3"/>
      <text:p text:style-name="P4">Raspberry Pi 4 Model B</text:p>
      <text:p text:style-name="P5">Der Raspberry Pi 4 Model B ist ein<text:s/>Einplatinencomputer mit einem Broadcom BCM2711 SoC Prozessor (4x Cortex-A72 @1.5GHz / ARMv8-A Architektur). Es läuft mit der hauseigenen Linux-Distribution Raspbian. Es unterschiedet sich jedoch kaum von den herkömmlichen Linux-Distributionen wie zum Beispiel Ubuntu.</text:p>
      <text:p text:style-name="P6"/>
      <text:p text:style-name="P7">Asus ROG GL552VX-DM261T Laptop</text:p>
      <text:p text:style-name="P8">Dieser x64 basierte Laptop wurde dankt der Mobilität für die Entwicklung des Codes gebraucht. Es läuft primär Windows 10, doch programmiert wurde in Parrot OS, einer Linux-Distributionen, auf einem persistenten USB Stick.<text:s/></text:p>
      <text:p text:style-name="P9"/>
      <text:p text:style-name="P10">Zyxel ES1100 Series 24-port FE Unmanaged Switch</text:p>
      <text:p text:style-name="P11">Dieser Switch wird benutzt, um den Raspberry Pi mit einem anderen Computer zu verbinden.<text:s/></text:p>
      <text:p text:style-name="P12"/>
      <text:p text:style-name="P13">RPi IR-CUT Camera (B)</text:p>
      <text:p text:style-name="P14">Dies ist die auf dem Turm installierte Kamera. Sie wird benutzt, um das Video<text:s/>für das Tracking aufzunehmen.</text:p>
      <text:p text:style-name="P15"/>
      <text:p text:style-name="P16">USB2DYNAMIXEL</text:p>
      <text:p text:style-name="P17">Dieser Adapter wird benötigt, um mit den Dynamixel Motoren über USB zu kommunizieren.<text:s/></text:p>
      <text:p text:style-name="P18"/>
      <text:p text:style-name="P19">Robotis Dynamixel Rx-64</text:p>
      <text:p text:style-name="P20">Dies sind die Motoren, die für den Turm benutzt wurden.</text:p>
      <text:p text:style-name="P21"/>
      <text:p text:style-name="P22">Batterie (BITTE NAMEN EINFÜGEN)</text:p>
      <text:p text:style-name="P23"><text:span text:style-name="T24">Eine<text:s/></text:span><text:span text:style-name="T25">LiPo Batterie mit vier Zellen ist perfekt geeignet, um die Dynamixel Motoren anzutreiben. Alternativ kann ein Netzteil benutzt werden,<text:s/></text:span><text:span text:style-name="T26">welches 12V bis 18,5V ausgibt.</text:span></text:p>
      <text:p text:style-name="P27"/>
      <text:p text:style-name="P28"/>
      <text:p text:style-name="P29"><text:span text:style-name="T30">2._OpenCV</text:span></text:p>
      <text:p text:style-name="P31">2.1_Einleitung</text:p>
      <text:p text:style-name="P32">OpenCV (Open Computer Vision) ist die wohl<text:s/>bekannteste open source Bibliothek mit grösstenteils Algorithmen für Echtzeit Bildverarbeitung. Sie kann auf allen herkömmlichen Betriebssystemen wie Linux, Windows oder OSX kompiliert und verwendet werden. Geschrieben ist die Bibliothek in C/C++, doch sie<text:s/>unterstützt unter anderem auch Python und Java.</text:p>
      <text:p text:style-name="P33">Die OpenCV Bibliothek ist das Herzstück unserer Arbeit. Ihre Tracking Algorithmen werten die Daten der Kamera in Echtzeit in Zahlen um, mit welchen die Motoren gesteuert werden.</text:p>
      <text:p text:style-name="P34"/>
      <text:p text:style-name="P35">Wir haben diese Bibliothek gewählt, da zahlreiche Ressourcen und Anleitungen online zur Verfügung gestellt werden. Dieser Aspekt war speziell wichtig, da wir noch nie ein Projekt in dieser Art versucht haben auf die Beine zu stellen.</text:p>
      <text:p text:style-name="P36"/>
      <text:p text:style-name="P37">2.2_Tracker Algorithmen</text:p>
      <text:p text:style-name="P38">Das Ziel des «Object Tracking» ist es, Objekte über viele Bilder hinweg zu verfolgen. Der Tracker generiert ein Aussehens-Modell (appearance model) des ausgewählten Objekts. Hinzu wird ein Bewegungsmodell (motion model) kreiert. Dieses misst die Geschwindigkeit und die Richtung über mehrere Bilder hinweg und kann so voraussehen, wo das Objekt sein wird. In diesem Bereich sucht der Tracker dann nach einem Objekt, dass dem Aussehens-Modell gleicht. Es wird zwischen «Online» und «Offline» unterschieden. «Online» bedeutet, dass der Tracker ein Aussehens-Modell berechnet, während das Programm läuft. Es passt das Modell je nach den Umständen an. «Offline» bedeutet, dass bevor das Programm gestartet wird, der Tracker schon weiss, wie das Aussehens-Modell aussieht. Solche Tracker werden zum<text:s/>Beispiel genutzt, um Gesichter zu erkennen. Diese Tracker sind viel schnell und in ihrer trainierten Disziplin sehr gut, doch können nur diese spezifischen Objekte verfolgen. In unserem Programm wird ein «Online» Tracker verwendet, da wir eine flexible Auswahl<text:s/><text:soft-page-break/>an Objekten bevorzugen.</text:p>
      <text:p text:style-name="P39"/>
      <text:p text:style-name="P40">In OpenCV sind viele der bekannten Tracker schon eingebaut und können in unserem Programm auch ausgewählt werden. Hier ist meist Ausprobieren gefragt. Allgemein jedoch überzeugt der CSRT Algorithmus am meisten, gefolgt von KCF.</text:p>
      <text:p text:style-name="P41"/>
      <text:p text:style-name="P42">2.3_Quellen</text:p>
      <text:p text:style-name="P43"><text:span text:style-name="T44">Für Einleitung (</text:span><text:a xlink:href="https://de.wikipedia.org/wiki/OpenCV" office:target-frame-name="_top" xlink:show="replace"><text:span text:style-name="T45">https://de.wikipedia.org/wiki/OpenCV</text:span></text:a><text:span text:style-name="T46">) 15.01.2020, 20:42</text:span></text:p>
      <text:p text:style-name="P47"><text:span text:style-name="T48">Tracker Beispiel und Beschrieb(</text:span><text:a xlink:href="https://www.learnopencv.com/object-tracking-using-opencv-cpp-python/" office:target-frame-name="_top" xlink:show="replace"><text:span text:style-name="T49">https://www.learnopencv.com/object-tracking-using-opencv-cpp-python/</text:span></text:a><text:span text:style-name="T50">) 15.01.2020, 21:06</text:span></text:p>
      <text:p text:style-name="P51"/>
      <text:p text:style-name="P52">3._Dynamixel Motoren</text:p>
      <text:p text:style-name="P53">3.1_Einleitung</text:p>
      <text:p text:style-name="P54">Dynamixel ist der Name der Motoren des Herstellers Robotis. Für das Projekt wurden zwei Dynamixel Rx-64 verwendet.</text:p>
      <text:p text:style-name="P55"/>
      <text:p text:style-name="P56">3.2_Ansteuerung der Motoren</text:p>
      <text:p text:style-name="P57">Zu den Motoren wird ein lediglich ein Array aus Bytes über den USB2DYNAMIXEL Adpater gesendet. Beim Ansteuern definiert man lediglich welcher Teil vom Array angesprochen wird. Dieser spzifische Teil wird dann geändert. Es gibt sowohl R (ReadOnly) als auch RW (Read&amp;Write) Werte. Die «ReadOnly» Werte können nur gelesen werden, während die «Read&amp;Write» Werte auch geändert werden können.<text:s/></text:p>
      <text:p text:style-name="P58">Zu jedem Motor muss eine ID definiert werden, um die Motoren untereinander unterscheiden zu können. Die Motoren sind linear hintereinander gekoppelt, dies bedeutet, die Signale verlaufen durch alle Motoren bis sie ihr Zielmotor erreichen.<text:s/></text:p>
      <text:p text:style-name="P59"/>
      <text:p text:style-name="P60">Folgende Werte wurden zum Beispiel in unserer Applikation geändert. Dem Nutzer ist frei wie er die Werte<text:s/>definiert.</text:p>
      <text:p text:style-name="P61"/>
      <text:p text:style-name="P62">#define MOVING_SPEED <text:s text:c="19"/><text:tab/>32</text:p>
      <text:p text:style-name="P63">#define PROTOCOL_VERSION <text:s text:c="14"/><text:tab/>1.0</text:p>
      <text:p text:style-name="P64">#define DXL_ID_1 <text:s text:c="25"/><text:tab/>1</text:p>
      <text:p text:style-name="P65">#define BAUDRATE <text:s text:c="23"/><text:tab/>57600</text:p>
      <text:p text:style-name="P66">#define DEVICENAME <text:s text:c="21"/><text:tab/>"/dev/ttyUSB0"</text:p>
      <text:p text:style-name="P67"/>
      <text:p text:style-name="P68">DXL_ID_1<text:tab/><text:tab/><text:tab/>Die ID des ersten Motors</text:p>
      <text:p text:style-name="P69">MOVING_SPEED<text:tab/><text:tab/>Definiert, welcher Teil des Arrays angesprochen wird</text:p>
      <text:p text:style-name="P70">PROTOCOL_VERSION <text:s text:c="6"/><text:tab/>Definiert, welche Version des Kommunikationsprotokolls verwendet wird</text:p>
      <text:p text:style-name="P71">BAUDRRATE<text:tab/><text:tab/><text:tab/>Dies ist die Kommunikationsgeschwindigkeit in mbps</text:p>
      <text:p text:style-name="P72">DEVICENAME<text:tab/><text:tab/><text:tab/>Enthält den Namen des USB ports, über welchen der Adapter kommuniziert</text:p>
      <text:p text:style-name="P73"><text:s text:c="2"/></text:p>
      <text:p text:style-name="P74">Ein anschauliches Beispiel soll eine Übertragung zu einem Motoren erklären.</text:p>
      <text:p text:style-name="P75"/>
      <text:p text:style-name="P76">packetHandler-&gt;write2ByteTxOnly(portHandler, DXL_ID_1, MOVING_SPEED, 0);</text:p>
      <text:p text:style-name="P77"/>
      <text:p text:style-name="P78"><text:span text:style-name="T79">Die Funktion heisst h</text:span><text:span text:style-name="T80">ier<text:s/></text:span><text:span text:style-name="T81">write2ByteTxOnly.<text:s/></text:span><text:span text:style-name="T82">Es sind viele verschiedene Funktionen zur Auswahl bereit. Diese spezifisch sendet dem Motor nur einen Array, ohne einen zurück zu verlangen.</text:span><text:span text:style-name="T83"><text:s/>DXL_ID_1</text:span><text:span text:style-name="T84"><text:s/>ist die ID des Motors.<text:s/></text:span><text:span text:style-name="T85">MOVING_SPEED</text:span><text:span text:style-name="T86"><text:s/>definiert, welcher Teil des Arrays für die Gesch</text:span><text:span text:style-name="T87">windigkeit zuständlich ist. Das<text:s/></text:span><text:span text:style-name="T88">0</text:span><text:span text:style-name="T89"><text:s/>ist der Wert, der dem Arrayteil zugewiesen wird.</text:span></text:p>
      <text:p text:style-name="P90"/>
      <text:p text:style-name="P91">1.3_Wheel Mode versus Joint Mode</text:p>
      <text:p text:style-name="P92">Dynamixel Motoren unterstützen generell zwei verschiedene Modi, der Wheel Mode und der Joint Mode. Der Joint Mode ist dabei<text:s/>vorinstalliert. Dieser Modus funktioniert mit Grad. Die Motoren können jedoch nur circa 270° drehen. Eine volle Umdrehung ist dabei nicht möglich. Doch der Vorteil ist, dass seine Position<text:s/><text:soft-page-break/>(Winkel in °) jederzeit abgefragt werden kann. Der Wheel Mode unterscheidet sich darin, dass er nicht mit einer Position (Winkel in °) funktioniert, sondern mit einer Geschwindigkeit. Die Motoren können unendlich drehen, doch haben keine Angaben an welchen Positionen sie sich gerade befinden. Entschieden wurde für dieses<text:s/>Projekt der Wheel Mode. Denn der Turm sollte sich unendlich drehen können. Hinzu kommt, dass der Tracker von OpenCV die Positionsabfrage übernimmt. Er instruiert die Motoren, sich so lange zu bewegen, bis das verfolgte Objekt sich in der Mitte befindet. Ein erhebliches Problem wurde hier jedoch festgestellt. Wenn ein Motor instruiert wird, sich, als Beispiel, mit voller Leistung zu drehen, dann tut er dies, bis er einen anderen Wert für die Geschwindigkeit zugesendet bekommt. Bei einem Absturz des Programms<text:s/>würde er also unendlich weiterdrehen, bis der Strom gekappt wird. Auf der X-Achse ist dies kein grosses Problem, doch bei der Y-Achse würde es die RPi IR-CUT Camera mitreissen.<text:s/></text:p>
      <text:p text:style-name="P93"/>
      <text:p text:style-name="P94"><text:span text:style-name="T95">4._FLTK Fast Light Toolkit</text:span></text:p>
      <text:p text:style-name="P96">4.1 Einleitung</text:p>
      <text:p text:style-name="P97">FLTK ist eine C++ basierende GUI,<text:s/>die auf allen herkömmlichen Betreibsystemen wie Linux, OSX und Windows funktioniert. Sie ist klein, schnell, portabel, benutzerfreundlich und braucht wenige Ressourcen. Das hauseigene Programm FLUID kann benutzt werden, um eine GUI aufzubauen. Doch in diesem Projekt wurde die GUI von Hand geschrieben.</text:p>
      <text:p text:style-name="P98"/>
      <text:p text:style-name="P99">FLTK wurde aus genau diesen vorherig genannten Gründen für dieses Projekt gewählt. Es ist wichtig, dem Tracker möglichst viele Leistung übrig zu lassen, jedoch keine Benutzerfreundlichkeit oder Schönheit zu rauben.</text:p>
      <text:p text:style-name="P100"/>
      <text:p text:style-name="P101">4.2 Gebrauch</text:p>
      <text:p text:style-name="P102"><text:span text:style-name="T103">Um diese GUI gebrauchen zu können, muss zuerst FLTK installiert werden. Ein Tutorial kann auf der GitHub Seite https://github.com/BE3dARt/CamTrackAI gefunden werden. Es werden Header Dateien benötigt, um die GUI Ressourcen<text:s/></text:span><text:span text:style-name="T104">gebrauchen zu können. Dieses Hinzufügen könnte etwa so aussehen:</text:span></text:p>
      <text:p text:style-name="P105"/>
      <text:p text:style-name="P106">#include &lt;FL/Fl.H&gt;</text:p>
      <text:p text:style-name="P107">#include &lt;FL/Fl_Box.H&gt;</text:p>
      <text:p text:style-name="P108">#include &lt;FL/Fl_Window.H&gt;</text:p>
      <text:p text:style-name="P109">#include &lt;FL/Fl_Button.H&gt;</text:p>
      <text:p text:style-name="P110"/>
      <text:p text:style-name="P111">Um eine GUI bauen zu können, wird als aller Erstes ein Fenster gebraucht, in dem die GUI angezeigt werden kann.</text:p>
      <text:p text:style-name="P112"/>
      <text:p text:style-name="P113">#define SCREEN_X<text:tab/><text:tab/><text:tab/>10</text:p>
      <text:p text:style-name="P114">#define SCREEN _Y<text:tab/><text:tab/><text:tab/>10</text:p>
      <text:p text:style-name="P115">#define SCREEN _WIDTH<text:tab/><text:tab/>50</text:p>
      <text:p text:style-name="P116">#define SCREEN _HEIGHT<text:tab/><text:tab/>30</text:p>
      <text:p text:style-name="P117"/>
      <text:p text:style-name="P118">Fl_Window *firstWindow = new Fl_Window(SCREEN_X, SCREEN _Y, SCREEN _WIDTH, SCREEN _HEIGHT);</text:p>
      <text:p text:style-name="P119"/>
      <text:p text:style-name="P120">Als nächsten wird natürlich ein GUI<text:s/>Element gebraucht. Mehr hierzu ist unter dem Reiter Beispiel Textausgabe zu finden. Um eine GUI abschliessen zu können, werden noch drei kleine Zusätze benötigt.</text:p>
      <text:p text:style-name="P121"/>
      <text:p text:style-name="P122">firstWindow -&gt;end();</text:p>
      <text:p text:style-name="P123">firstWindow -&gt;show(argc,argv);</text:p>
      <text:p text:style-name="P124">return Fl::run();</text:p>
      <text:p text:style-name="P125"/>
      <text:p text:style-name="P126">Die Funktion end() signalisiert, dass der Zusammenbau fertig ist und die GUI von nun an durch show() gezeigt werden kann. Um das Ganze ins Laufen zu bringen, wird run() benötigt. Hierbei bleibt das Programm in dieser Funktion drin, bis das Fenster geschlossen wird. Im Projekt wurden sogenannte Threads genutzt, um verschiedene Teile des Programms gleichzeitig laufen zu lassen.</text:p>
      <text:p text:style-name="P127"/>
      <text:p text:style-name="P128"><text:span text:style-name="T129">4.3 Beispiel Textausgabe</text:span></text:p>
      <text:p text:style-name="P130">In diesem Beispiel betrachten wir eine einfache Textausgabe. Mit genau diesen Mitteln wurde die GUI des Projekts gebaut. Natürlich werden noch entsprechende Header Dateien benötigt. Wer dies nachbauen will, sollte im source code des Projekts schauen gehen.</text:p>
      <text:p text:style-name="P131"/>
      <text:p text:style-name="P132">#define BOX_X<text:tab/><text:tab/><text:tab/>10</text:p>
      <text:p text:style-name="P133">#define BOX_Y<text:tab/><text:tab/><text:tab/>10</text:p>
      <text:p text:style-name="P134">#define BOX_WIDTH<text:tab/><text:tab/>50</text:p>
      <text:p text:style-name="P135">#define BOX_HEIGHT<text:tab/><text:tab/>30</text:p>
      <text:p text:style-name="P136"/>
      <text:p text:style-name="P137">Fl_Output *output1 = new<text:s/>Fl_Output(BOX_X, BOX_Y, BOX_WIDTH, BOX_HEIGHT, "Ausgabe");</text:p>
      <text:p text:style-name="P138">output1-&gt;labelsize(15);</text:p>
      <text:p text:style-name="P139">output1-&gt;align(FL_ALIGN_RIGHT);</text:p>
      <text:p text:style-name="P140"><text:span text:style-name="T141">output1-&gt;value("Hello World");</text:span></text:p>
      <text:p text:style-name="P142"/>
      <text:p text:style-name="P143"><text:span text:style-name="T144">Zuerst wird ein Pointer des typs<text:s/></text:span><text:span text:style-name="T145">FL_Output</text:span><text:span text:style-name="T146"><text:s/>deklariert. Durch die Initialisierung entsteht eine Box mit der Po</text:span><text:span text:style-name="T147">sition auf der X-Achse gleich 10, der Y-Achse gleich 10, der Länge 50, der Höhe 30 und einem Titel der «Ausgabe» lautet. Die Zahlen werden in Pixel angegeben. Zu vermerken ist, dass der Ankerpunkt der Box immer im oberen, linken Ecken liegt. Als nächstes w</text:span><text:span text:style-name="T148">ird die Titelgrösse der Box durch die Funktion<text:s/></text:span><text:span text:style-name="T149">labelsize(15)</text:span><text:span text:style-name="T150"><text:s/>auf 15 Pixel gestellt. Mit der Funktion<text:s/></text:span><text:span text:style-name="T151">align(FL_ALIGN_RIGHT)</text:span><text:span text:style-name="T152"><text:s/>verschiebt sich der Titel der Box auf die rechte Seite der Box. Zuletzt wird mit der Funktion<text:s/></text:span><text:span text:style-name="T153">value("Hello World")</text:span><text:span text:style-name="T154"><text:s/>«Hello World» in d</text:span><text:span text:style-name="T155">ie Box geschrieben. Dadurch, dass es ein Pointer und keine Variabel ist, gelingt es anderen Funktionen, das GUI Element zu adressieren und anzupassen.</text:span></text:p>
      <text:p text:style-name="P156"/>
      <text:p text:style-name="P157">4.4 Quellen</text:p>
      <text:p text:style-name="P158"><text:span text:style-name="T159">Für Einleitung (</text:span><text:a xlink:href="https://www.fltk.org/index.php" office:target-frame-name="_top" xlink:show="replace"><text:span text:style-name="T160">https://www.fltk.org/index.php</text:span></text:a><text:span text:style-name="T161">) 15.01.2020, 19 :27</text:span></text:p>
      <text:p text:style-name="P162"><text:span text:style-name="T163">Dokumentation (</text:span><text:a xlink:href="https://www.fltk.org/doc-1.3/index.html" office:target-frame-name="_top" xlink:show="replace"><text:span text:style-name="T164">https://www.fltk.org/doc-1.3/index.html</text:span></text:a><text:span text:style-name="T165">) 15.01.2020, 20:17</text:span></text:p>
      <text:p text:style-name="P166"/>
      <text:p text:style-name="P167"><text:span text:style-name="T168">5._Kommunikation mit Raspbe</text:span><text:span text:style-name="T169">rry Pi</text:span></text:p>
      <text:p text:style-name="P170">5.1_Einleitung</text:p>
      <text:p text:style-name="P171">Nach dem portieren des Programms auf den Raspberry Pi ist uns aufgefallen, dass der Verfolgungsalgorithmus nur mit zwei Bildern pro Sekunde lief. Dies musste schnell gelöst werden, denn so konnte keine Echtzeit-Objekt-Verfolgung erreicht werden. Die einzige Lösung schien, das Berechnen einem anderen Computer zu überlassen. So entstand die Idee einer Datenübertragung über das Netzwerk oder Bluetooth. Vorteile von Bluetooth wären, dass eine Verbindung ohne Netzwerk und ohne Kabel erfolgen könnte. Doch die Reichweite ist sehr begrenzt. Ein Vorteil von einem Netzwerk wäre eine grössere Reichweite und schnellere Übertragung. Wir entschieden uns schlussendlich für das Netzwerk, denn Gianluca hatte schon Erfahrung damit. Wir konnten durch diese Massnahme die Bilder pro Sekunde auf über elf erhöhen.</text:p>
      <text:p text:style-name="P172"/>
      <text:p text:style-name="P173">Der Raspberry Pi ist mit dieser Lösung für das Steuern der Motoren und für die Übertragung des Bildes verantwortlich. Ein beliebiger anderer Computer empfängt das Bild, berechnet durch den Verfolgungsalgorithmus Werte, die als Bewegungsinstruktionen für die Motoren zurückgeschickt wird.</text:p>
      <text:p text:style-name="P174"/>
      <text:p text:style-name="P175">Da wir in den meisten Netzwerken nicht über den Zugriff auf den Router/Switch verfügen, können wir den Computern keine statische IP zuweisen. Gekoppelt mit dem Fakt,<text:s/>dass der Raspberry an keinem Bildschirm angeschlossen ist, kreiert dies eine Herausforderung, die IP des Raspberry Pis herauszufinden. Hier kommt das Konzept von mDNS ins Spiel.</text:p>
      <text:p text:style-name="P176"/>
      <text:p text:style-name="P177">Unser Programm basiert auf einem «Call-Response» Schema. Dies soll heissen,<text:s/>dass der einte Partner Daten schickt, während der andere wartet, bis alles angekommen ist. Danach sendet der vorherige Empfänger Daten an den vorherigen Sender und dieser wartet wiederum, bis alles angekommen ist. Diese Abfolge wiederholt sich, bis einer der Partner die Verbindung abbricht.</text:p>
      <text:p text:style-name="P178"/>
      <text:p text:style-name="P179">5.2_TCP/IP</text:p>
      <text:p text:style-name="P180">TCP/IP ist eine Protokoll-Familie, welche genutzt wird, um mit anderen Computern über ein Netzwerk zu kommunizieren. <text:s/>Das TCP (Transmission Control Protocol) nimmt Daten von Anwendungen an und teilt sie in Pakete auf. Diese übergibt sie dann dem IP (Internet Protocol). Dieses Protokoll sorgt dafür, dass die Pakete von TCP adressiert und über das Netzwerk gesendet werden.</text:p>
      <text:p text:style-name="P181"/>
      <text:p text:style-name="P182">5.3 mDNS<text:s/></text:p>
      <text:p text:style-name="P183">Das Konzept des mDNS (Multicast DNS) löst Hostnamen zu IP Adressen auf und<text:s/>folgt dem herkömmlichen Prinzip des DNS. Dies hat jedoch einen Haken, denn es muss ein DNS Server im Netzwerk aufgesetzt sein. Dies ist jedoch nicht oft der Fall. Genau hier setzt mDNS an. Durch mDNS präsentiert sich der Computer im Netzwerk und sendet seine IP Adresse, wenn ein Computer seinen Namen «ruft».<text:s/></text:p>
      <text:p text:style-name="P184"/>
      <text:p text:style-name="P185">5.4_Probleme</text:p>
      <text:p text:style-name="P186">In einem kleinen Netzwerk wie Zuhause, funktionierte alles wie gewünscht. Der mDNS Service funktionierte einwandfrei. Doch in einem grossen, komplexen Netzwerk wie in der Schule, funktionierte nichts. Zahlreiche Verbindungsversuche sind fehlgeschlagen. Wir reduzierten es so weit wir konnten, doch wir konnten die Computer von einander nicht einmal anpingen. Wir waren im selben Wlan (WLAN-STUDENT), im selben Subnetz und haben das pingen der<text:s/>Computer zugelassen (Dies ist standartmässig deaktiviert). Unsere Vermutungen sind, entweder wird diese Kommunikation untereinander explizit unterbunden, oder etwas funktionierte mit dem IP-Routing nicht richtig.</text:p>
      <text:p text:style-name="P187">Das Kontroverse an diesem Problem ist, dass<text:s/>der mDNS Service Avahi andere IPhones und Macs im Netzwerk identifizierte und die IP Adressen auflöste, doch der Raspberry Pi hatte er nicht gefunden. Komisch daran ist, dass diese Geräte Personen gehörten, die nicht einmal in der Nähe des Accesspoints waren.</text:p>
      <text:p text:style-name="P188">Als letzte Hoffnung nutzen wir Ethernet Kabel und steckten sie in einen Switch der Schule. Tatsächlich, es funktionierte einwandfrei.<text:s/></text:p>
      <text:p text:style-name="P189"/>
      <text:p text:style-name="P190">Wir überdachten unsere Entscheidung nochmals und kamen zum Schluss, dass wir eine direkte Verbindung durch Kabel zwischen den beiden Computern herstellen. Anfänglich haben wir uns dagegen entschieden, da ein Kabel die Mobilität einschränkt. Doch schlussendlich macht es Sinn, denn ein Kabel ist nicht auf einen guten Empfang und auf kein Wlan angewiesen. Zudem ist diese<text:s/>Lösung der Übertragung auch wesentlich schneller. Es sind immer noch beide Optionen (Kabel oder Wlan) im Programm implementiert, der Nutzer kann selbst entscheiden wie das Netzwerk aufgebaut ist.</text:p>
      <text:p text:style-name="P191"/>
      <text:p text:style-name="P192">5.5_Quellen</text:p>
      <text:p text:style-name="P193"><text:span text:style-name="T194">TCP/IP (</text:span><text:a xlink:href="https://www.elektronik-kompendium.de/sites/net/0606251.htm" office:target-frame-name="_top" xlink:show="replace"><text:span text:style-name="T195">https://www.elektronik-kompendium.de/sites/net/0606251.htm</text:span></text:a><text:span text:style-name="T196">) 18.01.2020, 18:31</text:span></text:p>
      <text:p text:style-name="P197"><text:span text:style-name="T198">mDNS (</text:span><text:a xlink:href="https://en.wikipedia.org/wiki/Multicast_DNS" office:target-frame-name="_top" xlink:show="replace"><text:span text:style-name="T199">https://en.wikipedia.org/wiki/Multica</text:span><text:span text:style-name="T200">st_DNS</text:span></text:a><text:span text:style-name="T201">) 18.01.2020, 18.31</text:span></text:p>
      <text:p text:style-name="P202"/>
      <text:p text:style-name="P203"><text:span text:style-name="T204">6._Programmieren</text:span></text:p>
      <text:p text:style-name="P205">6.1_C++ Nachteile/Vorteile und wieso es gewählt wurde</text:p>
      <text:p text:style-name="P206">C++ ist eine sehr starke und schnell Programmiersprache. C++ ist<text:s/>gleichzeitig<text:s/>eine tiefe und hohe Programmiersprache. Sie kann alle beliebigen Aufgaben vollführen, die eine höhere Programmiersprache allenfalls nicht könnte. Einer der wichtigsten Vorteile sind Zeiger (Pointer) und Referenzen. Auf der anderen Seite ist sie sehr komplex und braucht viel Zeit, bis man das Grundkonzept verstanden hat. Wir haben sie<text:s/>in diesem Projekt ausgewählt, weil in keiner anderen Programmiersprache mehr Erfahrung vorhanden ist.</text:p>
      <text:p text:style-name="P207"/>
      <text:p text:style-name="P208">In unserem Projekt wurde der Code in Atom geschrieben und mit gcc und g++ kompiliert.</text:p>
      <text:p text:style-name="P209"/>
      <text:p text:style-name="P210">6.2_Beispiel</text:p>
      <text:p text:style-name="P211">Ein simples Beispiel einer C++ Datei wäre das folgende.</text:p>
      <text:p text:style-name="P212"/>
      <text:p text:style-name="P213">//test.cpp</text:p>
      <text:p text:style-name="P214">#include &lt;iostream&gt;</text:p>
      <text:soft-page-break/>
      <text:p text:style-name="P215">Using namespace std;</text:p>
      <text:p text:style-name="P216">void main() {</text:p>
      <text:p text:style-name="P217"><text:tab/>cout &lt;&lt; “Hello World” &lt;&lt; endl;</text:p>
      <text:p text:style-name="P218">}</text:p>
      <text:p text:style-name="P219"/>
      <text:p text:style-name="P220"><text:span text:style-name="T221">Das Programm gibt ein einfaches «Hello World» in der Konsole aus. In C++ kann man ohne Header Dateien praktisch nichts machen ausser Rechnen.<text:s/></text:span><text:span text:style-name="T222">Keine Ausgabe, kein Zeichen. Nix. Deshalb wird hier die «iostream» Standartbibliothek geladen. «Iostream» wird hier verwendet, um einen Stream zur Konsole zu schicken, also etwas auszugeben. In diesem Falle, wie erwähnt, «Hello World». Das<text:s/></text:span><text:span text:style-name="T223">Using namespace<text:s/></text:span><text:span text:style-name="T224">std</text:span><text:span text:style-name="T225"><text:s/>ist eigentlich nicht wichtig und wird gern weggelassen. Diese Linie sagt dem Compiler nur, dass er das, in diesem Fall,<text:s/></text:span><text:span text:style-name="T226">cout</text:span><text:span text:style-name="T227"><text:s/>in<text:s/></text:span><text:span text:style-name="T228">std</text:span><text:span text:style-name="T229"><text:s/>findet. Der ganze Aufruf, wenn man keine<text:s/></text:span><text:span text:style-name="T230">namespaces</text:span><text:span text:style-name="T231"><text:s/>braucht, wäre<text:s/></text:span><text:span text:style-name="T232">std::cout</text:span><text:span text:style-name="T233">. Die Funktion<text:s/></text:span><text:span text:style-name="T234">main()</text:span><text:span text:style-name="T235"><text:s/>ist ein C++ Standart. W</text:span><text:span text:style-name="T236">enn das Programm gestartet wird, wird nur main() aufgerufen, egal wie viele andere Funktion sonst noch vorhanden sind. Zusammengefasst macht die Linie<text:s/></text:span><text:span text:style-name="T237">cout &lt;&lt; “Hello World” &lt;&lt; endl</text:span><text:span text:style-name="T238">, dass «Hello World» als stream an die Konsole geschickt (ausgegeben) und da</text:span><text:span text:style-name="T239">nn die Linie durch<text:s/></text:span><text:span text:style-name="T240">endl;</text:span><text:span text:style-name="T241"><text:s/>beendet wird.</text:span></text:p>
      <text:p text:style-name="P242"/>
      <text:p text:style-name="P243">Um die Datei zu kompilieren schreibt man folgendes in die Konsole:</text:p>
      <text:p text:style-name="P244"/>
      <text:p text:style-name="P245">$ g++ -o helloWorld test.cpp</text:p>
      <text:p text:style-name="P246"/>
      <text:p text:style-name="P247"><text:span text:style-name="T248">Diese Linie ruft den Kompilierer g++ mit Argumenten auf. Das erste Argument ist «</text:span><text:span text:style-name="T249">-o helloWorld</text:span><text:span text:style-name="T250">». Das «</text:span><text:span text:style-name="T251">o</text:span><text:span text:style-name="T252">» steht hier fü</text:span><text:span text:style-name="T253">r «</text:span><text:span text:style-name="T254">Output</text:span><text:span text:style-name="T255">» und das «</text:span><text:span text:style-name="T256">-</text:span><text:span text:style-name="T257">» sagt dem Kompilierer, dass ein Argument hinzugefügt wird. Das «</text:span><text:span text:style-name="T258">helloWorld</text:span><text:span text:style-name="T259">» definert den Namen der Ausgabedatei. «</text:span><text:span text:style-name="T260">test.cpp</text:span><text:span text:style-name="T261">» sagt dem Kompilierer, dass die Datei «</text:span><text:span text:style-name="T262">test.cpp</text:span><text:span text:style-name="T263">» kompiliert wird.</text:span></text:p>
      <text:p text:style-name="P264"/>
      <text:p text:style-name="P265">Um die Datei auszuführen schreibt man dies in die Konsole:</text:p>
      <text:p text:style-name="P266"/>
      <text:p text:style-name="P267">$ ./helloWorld</text:p>
      <text:p text:style-name="P268"/>
      <text:p text:style-name="P269">Ausgeben wird in diesem Fall:</text:p>
      <text:p text:style-name="P270"/>
      <text:p text:style-name="P271">$ Hello World</text:p>
      <text:p text:style-name="P272"/>
      <text:p text:style-name="P273">6.3_Makefile</text:p>
      <text:p text:style-name="P274"><text:span text:style-name="T275">Ein wichtiger Teil des Kompilierens sind sogenannte Makefiles. Makefiles sind Linux spezifische Dateien, in denen Parameter für den Kompilierer<text:s/></text:span><text:span text:style-name="T276">hineingeschrieben werden. Dies erleichtert das Kompilieren. Man schreibt einfach «</text:span><text:span text:style-name="T277">$make</text:span><text:span text:style-name="T278">» in den Terminal und das ganze Projekt wird kompiliert. Die oben genannte Zeile, um die Datei «</text:span><text:span text:style-name="T279">test.cpp</text:span><text:span text:style-name="T280">» zu kompilieren, würde etwa so in einem Makefile aussehen:</text:span></text:p>
      <text:p text:style-name="P281"/>
      <text:p text:style-name="P282">#makefile</text:p>
      <text:p text:style-name="P283">CC = g++<text:s/></text:p>
      <text:p text:style-name="P284">all:</text:p>
      <text:p text:style-name="P285"><text:tab/>$(CC) -o helloWorld test.cpp</text:p>
      <text:p text:style-name="P286"/>
      <text:p text:style-name="P287"><text:span text:style-name="T288">Das «</text:span><text:span text:style-name="T289">CC</text:span><text:span text:style-name="T290">» ist ein sogenanntes Makro. Es funktioniert wie eine Variabel in einer Programmiersprache. Zum Aufrufen schreibt man in diesem Fall «</text:span><text:span text:style-name="T291">$(CC)</text:span><text:span text:style-name="T292">». Dies fügt «</text:span><text:span text:style-name="T293">g++»</text:span><text:span text:style-name="T294"><text:s/>vor «</text:span><text:span text:style-name="T295">-o helloWorld test.cpp</text:span><text:span text:style-name="T296">» und result</text:span><text:span text:style-name="T297">iert also in dem gleichen wie oben:</text:span></text:p>
      <text:p text:style-name="P298"/>
      <text:p text:style-name="P299">$ g++ -o helloWorld test.cpp</text:p>
      <text:p text:style-name="P300"/>
      <text:p text:style-name="P301"><text:span text:style-name="T302">Das «</text:span><text:span text:style-name="T303">all:</text:span><text:span text:style-name="T304">» bedeutet, dass alles was nach dem Doppelpunkt folgt, kompiliert wird. «</text:span><text:span text:style-name="T305">all:</text:span><text:span text:style-name="T306">» ist speziell, denn es ist äquivalent zu «</text:span><text:span text:style-name="T307">$make</text:span><text:span text:style-name="T308">». Wenn man als Beispiel ein «</text:span><text:span text:style-name="T309">Client:</text:span><text:span text:style-name="T310">» hat,<text:s/></text:span><text:span text:style-name="T311">müsste man «</text:span><text:span text:style-name="T312">$make Client</text:span><text:span text:style-name="T313">» in die Konsole schreiben, wenn nur «</text:span><text:span text:style-name="T314">Client:</text:span><text:span text:style-name="T315">» kompiliert werden soll.</text:span></text:p>
      <text:p text:style-name="P316">In diesem Beispiel macht ein Makefile wenig Sinn. Doch bei grossen Projekten sind sie nicht wegzudenken.</text:p>
      <text:p text:style-name="P317"/>
      <text:soft-page-break/>
      <text:p text:style-name="P318">3.3_Probleme</text:p>
      <text:p text:style-name="P319">Die meisten Probleme tauchten in der<text:s/>Tat beim Programmieren auf. Diese Programmierprobleme entstanden meistens durch kleine Denkfehler. Sie wurden aber auch schnell gelöst. Die meisten waren Datentypen Fehler.</text:p>
      <text:p text:style-name="P320"/>
      <text:p text:style-name="P321">3.3.1_Beispiel «char» to «const char *»</text:p>
      <text:p text:style-name="P322"><text:span text:style-name="T323">Vielleicht hat man eine «</text:span><text:span text:style-name="T324">char</text:span><text:span text:style-name="T325">» Variabel, d</text:span><text:span text:style-name="T326">och die Funktion braucht eine «</text:span><text:span text:style-name="T327">const char *</text:span><text:span text:style-name="T328">». In anderen Programmiersprachen ist eine solche Umwandlung normalerweise kein Problem. In gewissen muss man nicht einmal den Typ angeben.</text:span></text:p>
      <text:p text:style-name="P329"/>
      <text:p text:style-name="P330">char testChar = ‘a’</text:p>
      <text:p text:style-name="P331">const char *ptrTestChar = &amp; testChar;</text:p>
      <text:p text:style-name="P332">FirstWindow-&gt;value(ptrTestChar);</text:p>
      <text:p text:style-name="P333"/>
      <text:p text:style-name="P334"><text:span text:style-name="T335">Auf der ersten Linie wird die Variabel «</text:span><text:span text:style-name="T336">testChar</text:span><text:span text:style-name="T337">» initialisiert und deklariert. Um eine «</text:span><text:span text:style-name="T338">const char *</text:span><text:span text:style-name="T339">» zu erhalten, müssen wir eine neue Variabel, genauer gesagt einen Zeiger zu einer «</text:span><text:span text:style-name="T340">const char</text:span><text:span text:style-name="T341">», initialisieren. Ein Zeiger<text:s/></text:span><text:span text:style-name="T342">enthält die Adresse der Variabel, auf die der Zeiger zeigt. In diesem Beispiel zeigt der Zeiger «</text:span><text:span text:style-name="T343">ptrTestChar</text:span><text:span text:style-name="T344">» auf die Variabel «</text:span><text:span text:style-name="T345">testCha</text:span><text:span text:style-name="T346">r». Der spezielle Charakter «</text:span><text:span text:style-name="T347">&amp;</text:span><text:span text:style-name="T348">» beim Deklarieren ist notwendig. Dieser bedeutet, dass die Adresse von «</text:span><text:span text:style-name="T349">testChar</text:span><text:span text:style-name="T350">» in «</text:span><text:span text:style-name="T351">ptrT</text:span><text:span text:style-name="T352">estChar</text:span><text:span text:style-name="T353">» hineingeschrieben wird. Zeiger sind sehr mächtig da man auf diese Weise in der Lage ist, mehrere Variablen in einer Funktion zu ändern.</text:span></text:p>
      <text:p text:style-name="P354"/>
      <text:p text:style-name="P355"><text:span text:style-name="T356">6._Entstehungsgeschichte</text:span></text:p>
      <text:p text:style-name="P357">Wir empfehlen zuerst die vorherigen Kapitel zu lesen, um gewisse hier besprochene Aspekte zu verstehen.</text:p>
      <text:p text:style-name="P358"/>
      <text:p text:style-name="P359">Die Entstehungsgeschichte begann im Oktober in den Herbstferien. Wir hatten keinen blassen Schimmer, wie ein Programm zur Echtzeit-Bildverarbeitung mit OpenCV aussehen sollte. Wir wussten es ist möglich und nicht sehr kompliziert, doch<text:s/>nur wussten wir nicht wie. Nach langem Stöbern im Internet, zahlreichen Videos zu den Themen und der offiziellen Webseite, schienen wir allmählich eine Ahnung zu bekommen. Glücklicherweise stellte OpenCV einfache C++ Beispiele auf ihrer Webseite zur Verfügung. Als erster Schritt galt es jede Variabel und jede Funktion zu verstehen. Dieser Schritt war der wichtigste von allen, denn er legte die Basis, um die sehr abstrakte und komplexe OpenCV Dokumentation verstehen zu können. Das Beispiel konnte lediglich ein Objekt verfolgen und ein Rechteck im Fenster zeichnen, welches den Tracker visualisierte. Beim aufstarten wurde ein Standbild der Kamera gezeigt, in welchem man daraufhin ein Objekt zum Tracken auswählen konnte. Wir erweiterten das Programm, sodass es Daten in einem zweiten Fenster ausgeben konnte. Diese Daten waren zum Beispiel die Auflösung und das Zentrum des Rechtecks. Wir befassten uns genauer mit dem Tracker und schafften es, den Tracker zu glätten, sodass er nicht mehr herumspringt oder zittert. Diese Massnahme sollte später den Motoren helfen, schöne Bewegungen auszuführen. Dies war noch alles OpenCV exklusive.</text:p>
      <text:p text:style-name="P360"/>
      <text:p text:style-name="P361">Nach einer langen Pause fing um Silvester der nächste grosse Abschnitt des Projekts ihren Anfang. Wir versuchten, die Dynamixel Motoren in unser Programm einzubinden. Wieder bei null startend suchten wir nach Anleitungen und Bespielen. Wir wurden glücklicherweise auf der offiziellen GitHub Seite von Dynamixel fündig und schafften, die Bibliothek zu installieren. Mit dem Paket kamen simple C++ Beispiele. Wieder durch die Dokumentation und Anleitungen fingen wir an, die Funktionsweise zu verstehen. Leider funktionierte nicht einmal das Beispiel. Wir versuchten das ganze Beispiel bis auf das Nötigste zu kürzen, doch wieder nichts. Hilflos zogen<text:s/>wir die Dynamixel GUI in Windows zur Hilfe, um zu testen, ob die Motoren überhaupt betriebsbereit waren. Das taten sie und uns wurde klar, etwas an diesem Code muss falsch sein. Ausserdem wurde uns klar, dass der Motor eine anderen ID besass, als im C++ Beispiel geschrieben war. Doch dies half herzlich wenig. Beim Durchsuchen der Dokumentation wurden wir auf verschiedene Sendefunktionen aufmerksam. Tatsächlich, eine der Funktionen funktionierte und der Motor drehte sich das erste Mal. Wieso der Motor mit den anderen Sendefunktionen nicht funktionierte, lässt sich nur spekulieren. Am Plausibelsten ist, dass der Motor schon zu alt ist und die Beispiele für die neueren Motoren gemacht waren. Ohne bemerkt zu haben, dass Neujahr war, endete die Mission vier Uhr<text:s/>morgens mit einem Erfolg.</text:p>
      <text:p text:style-name="P362"/>
      <text:soft-page-break/>
      <text:p text:style-name="P363">Wir veränderten anfänglich nur den Beispiel Code, um den Dreh rauszukriegen. Verstanden haben wir das Kompilieren des Projekts überhaupt nicht, geschweige denn das Makefile, welches wir laut Anleitung verändern mussten. Es galt also dies zuerst zu verstehen, bevor wir in der Lage waren, das Beispiel auf unser Programm anzuwenden. Durch stundenlanges ausprobieren und recherchieren kamen wir dem Makefile dann endlich auf die Schliche. Wir schafften es die beiden Projekte zu kombinieren.</text:p>
      <text:p text:style-name="P364"/>
      <text:p text:style-name="P365">Als erstes programmierten wir den Code, um die vom Tracker herausgegebenen Werte in Motoreninstruktionen umzuwandeln. Nun war das Programm in der Lage, die Motoren selbst zu steuern.</text:p>
      <text:p text:style-name="P366"/>
      <text:p text:style-name="P367">Ein weiterer Teil der Arbeit enthielt das kreieren einer GUI (Graphical User Interface), die sogenannte Benutzeroberfläche. Wir suchten nach einer GUI, die unseren Ansprüchen entsprach. Wir wurden fündig bei FLTK (Mehr ist unter dem Reiter FLTK zu finden). Wiederum durch einfache Beispiele gelang es uns, den Aufbau der GUI grob zu verstehen. Nun konnten wir mithilfe der Dokumentation eine Beliebige Benutzeroberfläche bauen. Wir begannen das OpenCV Fenster durch FLTK zu ersetzen und fügten Knöpfe zur Bedienung hinzu.</text:p>
      <text:p text:style-name="P368"/>
      <text:p text:style-name="P369">Wir waren bereit, alles auf den Raspberry Pi zu übertragen. Dies dachten wird zumindest…</text:p>
      <text:p text:style-name="P370"/>
      <text:p text:style-name="P371">Wir starteten auf GitHub ein neues Projekt, um das Transferieren der Files zu erleichtern. Wenn es fertig ist, soll es für alle zugänglich und reproduzierbar sein.</text:p>
      <text:p text:style-name="P372"/>
      <text:p text:style-name="P373">Der Moment der Wahrheit kam, wir wollten das<text:s/>Projekt auf dem Raspberry Pi kompilieren. Doch zu unserer Verblüffung tat sich gar nichts. Es wurde viele Fehler angezeigt. Sie reichten von fehlenden Bibliotheken bis hin zu falschen Formaten. Die Abgabe der Arbeit war weniger als zwei Wochen entfernt. Mit mehr Druck als je durchforsteten wir das Internet nach Lösungen. Die immer grösser werdende Vermutung bestätigte sich. Der Raspberry Pi besitzt eine andere Architektur als der Computer, auf dem alles entwickelt wurde. Das Makefile musst wiederum angepasst werden. Ausserdem mussten wir die nicht vorhandenen Bibliotheken im System installieren. Der anfängliche Plan, nichts im System des Computers, sondern nur im lokalen Ordner, zu installieren, schlug fehl. Wir fingen an zu merken, dass wir noch nicht über<text:s/>dieses Ausmass an Wissen verfügten. Wir schrieben Anleitungen auf GitHub wie man was installiert, falls jemand unser Projekt auch kompilieren möchte.</text:p>
      <text:p text:style-name="P374"/>
      <text:p text:style-name="P375">Wir atmeten durch, denn alles schien langsam ein Ende zu finden. Doch als wir das Programm auf dem Raspberry Pi das erste Mal starteten, schien das Projekt im Eimer zu landen. Der Tracking Algorithmus lief mit zwei Bilder pro Sekunde, während er auf dem Laptop mit etwa 16 lief. Dies waren deutlich zu wenige, um einen Echtzeit-Tracker zu betreiben.<text:s/></text:p>
      <text:p text:style-name="P376"/>
      <text:p text:style-name="P377">Es war das zweite Wochenende vor der Abgabe. Doch so schnell gaben wir nicht auf. Uns blieb eine Chance. Wir mussten die Rechenleistung eines anderen Computers gebrauchen, um den Raspberry zu entlasten. TCP/IP schien uns die beste Lösung (Zum diesem Thema ist mehr<text:s/>im Kapitel «Kommunikation mit Raspberry Pi» zu finden).</text:p>
      <text:p text:style-name="P378"/>
      <text:p text:style-name="P379">Wir hatten schon Erfahrung mit Netzwerk programmieren, also schien dies keine schwere Aufgabe. Wir hatten jedoch noch keine Ahnung, wie wir Bilder von der Kamera des Raspberry Pi zu OpenCV auf dem Computer bringen können (Denn wir dachten, OpenCV bräuchte einen direkten Webcam Anschluss, um Bilder aufnehmen zu können). Glücklicherweise fanden wir ein Projekt auf GitHub, welches in der Lage war, Bilder über das Netzwerk zu OpenCV zu senden. Wir studierten es genau und fanden schliesslich einen Weg, das Bild zu übertragen. Wir programmierten 17 Stunden am Stück ohne das Programm je ausprobieren zu können. Wir mussten es aufteilen in einen Server, der Bilder sendet und die Motoren auf Grund des Rückgabewertes des Clients instruiert, und einen Client, der das Bild aufnimmt, Motoreninstruktionen durch den Tracker berechnet und sie dann wieder zurücksendet.<text:s/></text:p>
      <text:p text:style-name="P380"/>
      <text:p text:style-name="P381">Es funktionierte im ersten Anlauf. Das Glück war vielleicht dieses Mal auf unserer Seite.<text:s/></text:p>
      <text:p text:style-name="P382"/>
      <text:soft-page-break/>
      <text:p text:style-name="P383"><text:span text:style-name="T384">Die Alpha</text:span><text:span text:style-name="T385"><text:s/>Version unseres Programmes war endlich fertig. Bis zur Abgabe wurde noch Kleinigkeiten hinzugefügt und Funktionen verbessert. Zum Beispiel wurden Instruktionen für den Raspberry Pi hinzugefügt falls die Verbindung abbricht. Er startet sich somit automatis</text:span><text:span text:style-name="T386">ch neu und führt das Programm von selbst aus. Ausserdem ist es möglich den Raspberry Pi vom Computer aus abzuschalten oder neu zu starten. Dem Client wurde das Konzept der automatischen IP-Auflösung des Raspberry Pis per mDNS hinzugefügt. Somit ist kein Bi</text:span><text:span text:style-name="T387">ldschirm, keine Maus und keine Tastatur für den Raspberry Pi mehr nötig.<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8T19:26:00Z</dc:date>
    <meta:template xlink:href="Normal.dotm" xlink:type="simple"/>
    <meta:editing-cycles>1070</meta:editing-cycles>
    <meta:editing-duration>PT0S</meta:editing-duration>
    <meta:document-statistic meta:page-count="9" meta:paragraph-count="55" meta:word-count="3787" meta:character-count="27596" meta:row-count="198" meta:non-whitespace-character-count="23864"/>
  </office:meta>
</office:document-meta>
</file>